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19fcda" officeooo:paragraph-rsid="0019fcda"/>
    </style:style>
    <style:style style:name="P6" style:family="paragraph" style:parent-style-name="Table_20_Contents">
      <style:text-properties officeooo:rsid="002c0259" officeooo:paragraph-rsid="002c0259"/>
    </style:style>
    <style:style style:name="P7" style:family="paragraph" style:parent-style-name="Table_20_Contents">
      <style:text-properties officeooo:rsid="0039f0a3" officeooo:paragraph-rsid="0039f0a3"/>
    </style:style>
    <style:style style:name="P8" style:family="paragraph" style:parent-style-name="Standard">
      <style:text-properties officeooo:paragraph-rsid="000a6a31"/>
    </style:style>
    <style:style style:name="P9" style:family="paragraph" style:parent-style-name="Standard">
      <style:paragraph-properties fo:text-align="center" style:justify-single-word="false"/>
      <style:text-properties officeooo:paragraph-rsid="001f41fa"/>
    </style:style>
    <style:style style:name="P10" style:family="paragraph" style:parent-style-name="Footer">
      <style:text-properties officeooo:rsid="00042183" officeooo:paragraph-rsid="001f41fa"/>
    </style:style>
    <style:style style:name="P11" style:family="paragraph" style:parent-style-name="Text_20_body">
      <style:text-properties officeooo:paragraph-rsid="0009d8a6"/>
    </style:style>
    <style:style style:name="P12" style:family="paragraph" style:parent-style-name="Text_20_body">
      <style:text-properties officeooo:rsid="000a8aef" officeooo:paragraph-rsid="000a8aef"/>
    </style:style>
    <style:style style:name="P13" style:family="paragraph" style:parent-style-name="Text_20_body">
      <style:text-properties officeooo:rsid="000a8aef" officeooo:paragraph-rsid="00106787"/>
    </style:style>
    <style:style style:name="P14" style:family="paragraph" style:parent-style-name="Text_20_body">
      <style:text-properties officeooo:rsid="000bb2ab" officeooo:paragraph-rsid="00141d1e"/>
    </style:style>
    <style:style style:name="P15" style:family="paragraph" style:parent-style-name="Text_20_body">
      <style:text-properties officeooo:rsid="000bb2ab" officeooo:paragraph-rsid="00146285"/>
    </style:style>
    <style:style style:name="P16" style:family="paragraph" style:parent-style-name="Text_20_body">
      <style:text-properties officeooo:rsid="00106787" officeooo:paragraph-rsid="00106787"/>
    </style:style>
    <style:style style:name="P17" style:family="paragraph" style:parent-style-name="Text_20_body">
      <style:text-properties officeooo:rsid="00120d16" officeooo:paragraph-rsid="0013ad57"/>
    </style:style>
    <style:style style:name="P18" style:family="paragraph" style:parent-style-name="Text_20_body">
      <style:text-properties officeooo:rsid="0013ad57" officeooo:paragraph-rsid="0013ad57"/>
    </style:style>
    <style:style style:name="P19" style:family="paragraph" style:parent-style-name="Text_20_body">
      <style:text-properties officeooo:rsid="00175ba0" officeooo:paragraph-rsid="00175ba0"/>
    </style:style>
    <style:style style:name="P20" style:family="paragraph" style:parent-style-name="Text_20_body">
      <style:text-properties officeooo:rsid="00187248" officeooo:paragraph-rsid="00187248"/>
    </style:style>
    <style:style style:name="P21" style:family="paragraph" style:parent-style-name="Text_20_body">
      <style:text-properties officeooo:rsid="00187248" officeooo:paragraph-rsid="002c0259"/>
    </style:style>
    <style:style style:name="P22" style:family="paragraph" style:parent-style-name="Text_20_body">
      <style:text-properties officeooo:rsid="00187248" officeooo:paragraph-rsid="00324e54"/>
    </style:style>
    <style:style style:name="P23" style:family="paragraph" style:parent-style-name="Text_20_body">
      <style:text-properties officeooo:rsid="00187248" officeooo:paragraph-rsid="00446ce1"/>
    </style:style>
    <style:style style:name="P24" style:family="paragraph" style:parent-style-name="Text_20_body">
      <style:text-properties officeooo:rsid="0018d294" officeooo:paragraph-rsid="0018d294"/>
    </style:style>
    <style:style style:name="P25" style:family="paragraph" style:parent-style-name="Text_20_body">
      <style:text-properties officeooo:paragraph-rsid="001bb292"/>
    </style:style>
    <style:style style:name="P26" style:family="paragraph" style:parent-style-name="Text_20_body">
      <style:paragraph-properties fo:text-align="center" style:justify-single-word="false"/>
      <style:text-properties officeooo:rsid="00042183" officeooo:paragraph-rsid="001f41fa"/>
    </style:style>
    <style:style style:name="P27" style:family="paragraph" style:parent-style-name="Text_20_body">
      <style:text-properties officeooo:rsid="0005a0f7" officeooo:paragraph-rsid="001f41fa"/>
    </style:style>
    <style:style style:name="P28" style:family="paragraph" style:parent-style-name="Text_20_body">
      <style:text-properties officeooo:rsid="001f9009" officeooo:paragraph-rsid="001f9009"/>
    </style:style>
    <style:style style:name="P29" style:family="paragraph" style:parent-style-name="Text_20_body">
      <style:text-properties officeooo:rsid="0020831c" officeooo:paragraph-rsid="0020831c"/>
    </style:style>
    <style:style style:name="P30" style:family="paragraph" style:parent-style-name="Text_20_body">
      <style:text-properties officeooo:rsid="0022b394" officeooo:paragraph-rsid="0022b394"/>
    </style:style>
    <style:style style:name="P31" style:family="paragraph" style:parent-style-name="Text_20_body">
      <style:text-properties officeooo:rsid="00255aba" officeooo:paragraph-rsid="00255aba"/>
    </style:style>
    <style:style style:name="P32" style:family="paragraph" style:parent-style-name="Text_20_body">
      <style:text-properties officeooo:rsid="0029577a" officeooo:paragraph-rsid="0029577a"/>
    </style:style>
    <style:style style:name="P33" style:family="paragraph" style:parent-style-name="Text_20_body">
      <style:text-properties officeooo:rsid="0029577a" officeooo:paragraph-rsid="002d9043"/>
    </style:style>
    <style:style style:name="P34" style:family="paragraph" style:parent-style-name="Text_20_body">
      <style:text-properties officeooo:rsid="0029577a" officeooo:paragraph-rsid="0042d9ae"/>
    </style:style>
    <style:style style:name="P35" style:family="paragraph" style:parent-style-name="Text_20_body">
      <style:text-properties officeooo:rsid="002c0259" officeooo:paragraph-rsid="002c0259"/>
    </style:style>
    <style:style style:name="P36" style:family="paragraph" style:parent-style-name="Text_20_body">
      <style:text-properties officeooo:rsid="002d9043" officeooo:paragraph-rsid="002d9043"/>
    </style:style>
    <style:style style:name="P37" style:family="paragraph" style:parent-style-name="Text_20_body">
      <style:text-properties officeooo:rsid="002d9043" officeooo:paragraph-rsid="0042d9ae"/>
    </style:style>
    <style:style style:name="P38" style:family="paragraph" style:parent-style-name="Text_20_body">
      <style:text-properties officeooo:rsid="00306717" officeooo:paragraph-rsid="00306717"/>
    </style:style>
    <style:style style:name="P39" style:family="paragraph" style:parent-style-name="Text_20_body">
      <style:text-properties officeooo:rsid="003264de" officeooo:paragraph-rsid="00324e54"/>
    </style:style>
    <style:style style:name="P40" style:family="paragraph" style:parent-style-name="Text_20_body">
      <style:text-properties officeooo:rsid="002f4534" officeooo:paragraph-rsid="00326ee5"/>
    </style:style>
    <style:style style:name="P41" style:family="paragraph" style:parent-style-name="Text_20_body">
      <style:text-properties officeooo:rsid="00331185" officeooo:paragraph-rsid="00331185"/>
    </style:style>
    <style:style style:name="P42" style:family="paragraph" style:parent-style-name="Text_20_body">
      <style:text-properties officeooo:rsid="007f6da2" officeooo:paragraph-rsid="0039e0e9" fo:background-color="#ffff00"/>
    </style:style>
    <style:style style:name="P43" style:family="paragraph" style:parent-style-name="Text_20_body">
      <style:text-properties officeooo:rsid="00306717" officeooo:paragraph-rsid="002d9043" fo:background-color="#ffff00"/>
    </style:style>
    <style:style style:name="P44" style:family="paragraph" style:parent-style-name="Text_20_body">
      <style:text-properties officeooo:rsid="00386395" officeooo:paragraph-rsid="00386395"/>
    </style:style>
    <style:style style:name="P45" style:family="paragraph" style:parent-style-name="Text_20_body">
      <style:text-properties officeooo:rsid="003a86ca" officeooo:paragraph-rsid="003a86ca"/>
    </style:style>
    <style:style style:name="P46" style:family="paragraph" style:parent-style-name="Text_20_body">
      <style:text-properties officeooo:rsid="003a86ca" officeooo:paragraph-rsid="003bde5b"/>
    </style:style>
    <style:style style:name="P47" style:family="paragraph" style:parent-style-name="Text_20_body">
      <style:text-properties officeooo:rsid="003adbee" officeooo:paragraph-rsid="003adbee"/>
    </style:style>
    <style:style style:name="P48" style:family="paragraph" style:parent-style-name="Text_20_body">
      <style:text-properties officeooo:rsid="003adbee" officeooo:paragraph-rsid="003bde5b"/>
    </style:style>
    <style:style style:name="P49" style:family="paragraph" style:parent-style-name="Text_20_body">
      <style:text-properties officeooo:paragraph-rsid="003cb314"/>
    </style:style>
    <style:style style:name="P50" style:family="paragraph" style:parent-style-name="Text_20_body">
      <style:text-properties officeooo:paragraph-rsid="003eb02b"/>
    </style:style>
    <style:style style:name="P51" style:family="paragraph" style:parent-style-name="Text_20_body">
      <style:text-properties officeooo:rsid="003f0d44" officeooo:paragraph-rsid="003f0d44"/>
    </style:style>
    <style:style style:name="P52" style:family="paragraph" style:parent-style-name="Text_20_body">
      <style:text-properties officeooo:rsid="003f0d44" officeooo:paragraph-rsid="00405f7f"/>
    </style:style>
    <style:style style:name="P53" style:family="paragraph" style:parent-style-name="Text_20_body">
      <style:text-properties officeooo:rsid="00419415" officeooo:paragraph-rsid="00419415"/>
    </style:style>
    <style:style style:name="P54" style:family="paragraph" style:parent-style-name="Text_20_body">
      <style:text-properties officeooo:rsid="00419415" officeooo:paragraph-rsid="00419415" fo:background-color="transparent"/>
    </style:style>
    <style:style style:name="P55" style:family="paragraph" style:parent-style-name="Text_20_body">
      <style:text-properties officeooo:rsid="00419415" officeooo:paragraph-rsid="0041da4a" fo:background-color="transparent"/>
    </style:style>
    <style:style style:name="P56" style:family="paragraph" style:parent-style-name="Text_20_body">
      <style:text-properties officeooo:rsid="0042d9ae" officeooo:paragraph-rsid="0042d9ae"/>
    </style:style>
    <style:style style:name="P57" style:family="paragraph" style:parent-style-name="Text_20_body">
      <style:text-properties officeooo:rsid="00446ce1" officeooo:paragraph-rsid="00446ce1"/>
    </style:style>
    <style:style style:name="P58" style:family="paragraph" style:parent-style-name="Title">
      <style:text-properties style:use-window-font-color="true" officeooo:paragraph-rsid="001f41fa"/>
    </style:style>
    <style:style style:name="P59" style:family="paragraph" style:parent-style-name="Title">
      <style:text-properties officeooo:rsid="001f41fa" officeooo:paragraph-rsid="001f41fa"/>
    </style:style>
    <style:style style:name="P60" style:family="paragraph" style:parent-style-name="Illustration">
      <style:text-properties officeooo:paragraph-rsid="0036540b"/>
    </style:style>
    <style:style style:name="P61" style:family="paragraph" style:parent-style-name="Text_20_body">
      <style:paragraph-properties fo:background-color="transparent">
        <style:background-image/>
      </style:paragraph-properties>
      <style:text-properties officeooo:rsid="003adbee" officeooo:paragraph-rsid="003bde5b" fo:background-color="transparent"/>
    </style:style>
    <style:style style:name="P62" style:family="paragraph" style:parent-style-name="Text_20_body">
      <style:paragraph-properties fo:background-color="transparent">
        <style:background-image/>
      </style:paragraph-properties>
      <style:text-properties officeooo:rsid="00386395" officeooo:paragraph-rsid="00386395" fo:background-color="transparent"/>
    </style:style>
    <style:style style:name="P63" style:family="paragraph" style:parent-style-name="Text_20_body">
      <style:paragraph-properties fo:background-color="transparent">
        <style:background-image/>
      </style:paragraph-properties>
      <style:text-properties officeooo:rsid="00454bd8" officeooo:paragraph-rsid="00454bd8" fo:background-color="transparent"/>
    </style:style>
    <style:style style:name="P64" style:family="paragraph" style:parent-style-name="Text_20_body">
      <style:paragraph-properties fo:background-color="transparent">
        <style:background-image/>
      </style:paragraph-properties>
      <style:text-properties officeooo:rsid="00306717" officeooo:paragraph-rsid="00324e54" fo:background-color="#ffff00"/>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4">
      <style:paragraph-properties>
        <style:tab-stops>
          <style:tab-stop style:position="15.503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Text_20_body" style:list-style-name="L1"/>
    <style:style style:name="P70" style:family="paragraph" style:parent-style-name="Text_20_body" style:list-style-name="L1">
      <style:text-properties officeooo:rsid="000bb2ab" officeooo:paragraph-rsid="000bb2ab"/>
    </style:style>
    <style:style style:name="P71" style:family="paragraph" style:parent-style-name="Text_20_body" style:list-style-name="L2">
      <style:text-properties officeooo:rsid="000a8aef" officeooo:paragraph-rsid="000a8aef"/>
    </style:style>
    <style:style style:name="P72" style:family="paragraph" style:parent-style-name="Text_20_body" style:list-style-name="L2">
      <style:text-properties officeooo:rsid="000a8aef" officeooo:paragraph-rsid="00106787"/>
    </style:style>
    <style:style style:name="P73" style:family="paragraph" style:parent-style-name="Text_20_body" style:list-style-name="L3">
      <style:text-properties officeooo:rsid="00120d16" officeooo:paragraph-rsid="0013ad57"/>
    </style:style>
    <style:style style:name="P74" style:family="paragraph" style:parent-style-name="Text_20_body" style:list-style-name="L4">
      <style:text-properties officeooo:rsid="00285851" officeooo:paragraph-rsid="0022b394"/>
    </style:style>
    <style:style style:name="P75" style:family="paragraph" style:parent-style-name="Text_20_body" style:list-style-name="L4">
      <style:text-properties officeooo:rsid="0022b394" officeooo:paragraph-rsid="0022b394"/>
    </style:style>
    <style:style style:name="P76" style:family="paragraph" style:parent-style-name="Text_20_body" style:list-style-name="L4">
      <style:text-properties officeooo:rsid="00255aba" officeooo:paragraph-rsid="00255aba"/>
    </style:style>
    <style:style style:name="P77" style:family="paragraph" style:parent-style-name="Text_20_body" style:list-style-name="L4">
      <style:text-properties officeooo:rsid="00306717" officeooo:paragraph-rsid="00306717"/>
    </style:style>
    <style:style style:name="P78" style:family="paragraph" style:parent-style-name="Text_20_body" style:list-style-name="L4">
      <style:text-properties officeooo:rsid="00446ce1" officeooo:paragraph-rsid="00446ce1"/>
    </style:style>
    <style:style style:name="P79" style:family="paragraph" style:parent-style-name="Text_20_body" style:list-style-name="L5">
      <style:text-properties officeooo:rsid="007f6da2" officeooo:paragraph-rsid="0039e0e9" fo:background-color="#ffff00"/>
    </style:style>
    <style:style style:name="P80" style:family="paragraph" style:parent-style-name="Text_20_body" style:list-style-name="L6">
      <style:text-properties officeooo:rsid="007f6da2" officeooo:paragraph-rsid="0039e0e9" fo:background-color="#ffff00"/>
    </style:style>
    <style:style style:name="P81" style:family="paragraph" style:parent-style-name="Text_20_body" style:list-style-name="L5">
      <style:text-properties officeooo:rsid="003003cb" officeooo:paragraph-rsid="0039e0e9" fo:background-color="#ffff00"/>
    </style:style>
    <style:style style:name="P82" style:family="paragraph" style:parent-style-name="Text_20_body" style:list-style-name="L6">
      <style:text-properties officeooo:rsid="00811ca0" officeooo:paragraph-rsid="0039e0e9" fo:background-color="#ffff00"/>
    </style:style>
    <style:style style:name="P83" style:family="paragraph" style:parent-style-name="Text_20_body" style:list-style-name="L1">
      <style:paragraph-properties fo:background-color="transparent">
        <style:background-image/>
      </style:paragraph-properties>
      <style:text-properties officeooo:rsid="00454bd8" officeooo:paragraph-rsid="00454bd8" fo:background-color="transparent"/>
    </style:style>
    <style:style style:name="P84" style:family="paragraph" style:parent-style-name="Heading_20_1">
      <style:text-properties officeooo:rsid="0009d8a6" officeooo:paragraph-rsid="0009d8a6"/>
    </style:style>
    <style:style style:name="P85" style:family="paragraph" style:parent-style-name="Heading_20_1">
      <style:text-properties officeooo:rsid="00147bf7" officeooo:paragraph-rsid="00147bf7"/>
    </style:style>
    <style:style style:name="P86" style:family="paragraph" style:parent-style-name="Heading_20_1">
      <style:paragraph-properties fo:margin-left="0cm" fo:margin-right="0cm" fo:text-indent="-0.762cm" style:auto-text-indent="false" fo:break-before="page"/>
      <style:text-properties officeooo:paragraph-rsid="001f41fa"/>
    </style:style>
    <style:style style:name="P87" style:family="paragraph" style:parent-style-name="Heading_20_2">
      <style:text-properties officeooo:rsid="0009d8a6" officeooo:paragraph-rsid="0009d8a6"/>
    </style:style>
    <style:style style:name="P88" style:family="paragraph" style:parent-style-name="Heading_20_2">
      <style:text-properties officeooo:rsid="000a6a31" officeooo:paragraph-rsid="000a6a31"/>
    </style:style>
    <style:style style:name="P89" style:family="paragraph" style:parent-style-name="Heading_20_2">
      <style:text-properties officeooo:rsid="00386395" officeooo:paragraph-rsid="00386395"/>
    </style:style>
    <style:style style:name="P90" style:family="paragraph" style:parent-style-name="Heading_20_3">
      <style:text-properties officeooo:rsid="000a6a31" officeooo:paragraph-rsid="000a6a31"/>
    </style:style>
    <style:style style:name="P91" style:family="paragraph" style:parent-style-name="Heading_20_3">
      <style:text-properties officeooo:rsid="000a8aef" officeooo:paragraph-rsid="000a8aef"/>
    </style:style>
    <style:style style:name="P92" style:family="paragraph" style:parent-style-name="Heading_20_3">
      <style:text-properties officeooo:rsid="000bb2ab" officeooo:paragraph-rsid="000bb2ab"/>
    </style:style>
    <style:style style:name="P93" style:family="paragraph" style:parent-style-name="Heading_20_3">
      <style:text-properties officeooo:rsid="000bb2ab" officeooo:paragraph-rsid="000dba1a"/>
    </style:style>
    <style:style style:name="P94" style:family="paragraph" style:parent-style-name="Heading_20_3">
      <style:text-properties officeooo:rsid="00187248" officeooo:paragraph-rsid="00187248"/>
    </style:style>
    <style:style style:name="P95" style:family="paragraph" style:parent-style-name="Heading_20_3">
      <style:text-properties officeooo:rsid="00187248" officeooo:paragraph-rsid="002c0259"/>
    </style:style>
    <style:style style:name="P96" style:family="paragraph" style:parent-style-name="Heading_20_3">
      <style:text-properties officeooo:rsid="00187248" officeooo:paragraph-rsid="00324e54"/>
    </style:style>
    <style:style style:name="P97" style:family="paragraph" style:parent-style-name="Heading_20_3">
      <style:text-properties officeooo:rsid="00446ce1" officeooo:paragraph-rsid="00446ce1"/>
    </style:style>
    <style:style style:name="P98" style:family="paragraph" style:parent-style-name="Heading_20_3">
      <style:text-properties officeooo:rsid="00386395" officeooo:paragraph-rsid="00386395"/>
    </style:style>
    <style:style style:name="P99" style:family="paragraph" style:parent-style-name="Heading_20_4">
      <style:text-properties officeooo:rsid="0022bc02" officeooo:paragraph-rsid="0022bc02"/>
    </style:style>
    <style:style style:name="P100" style:family="paragraph" style:parent-style-name="Heading_20_4">
      <style:text-properties officeooo:rsid="0022bc02" officeooo:paragraph-rsid="002d9043"/>
    </style:style>
    <style:style style:name="P101" style:family="paragraph" style:parent-style-name="Heading_20_4">
      <style:text-properties officeooo:rsid="0022bc02" officeooo:paragraph-rsid="00324e54"/>
    </style:style>
    <style:style style:name="P102" style:family="paragraph" style:parent-style-name="Heading_20_4">
      <style:text-properties officeooo:rsid="002b299c" officeooo:paragraph-rsid="002b299c"/>
    </style:style>
    <style:style style:name="P103" style:family="paragraph" style:parent-style-name="Heading_20_4">
      <style:text-properties officeooo:rsid="002b299c" officeooo:paragraph-rsid="002d9043"/>
    </style:style>
    <style:style style:name="P104" style:family="paragraph" style:parent-style-name="Heading_20_4">
      <style:text-properties officeooo:rsid="002b299c" officeooo:paragraph-rsid="00324e54"/>
    </style:style>
    <style:style style:name="P105" style:family="paragraph" style:parent-style-name="Heading_20_4">
      <style:text-properties officeooo:rsid="003cb314" officeooo:paragraph-rsid="003cb314"/>
    </style:style>
    <style:style style:name="P106" style:family="paragraph" style:parent-style-name="Heading_20_4">
      <style:text-properties officeooo:rsid="003cb314" officeooo:paragraph-rsid="003eb02b"/>
    </style:style>
    <style:style style:name="P107" style:family="paragraph" style:parent-style-name="Heading_20_4">
      <style:text-properties officeooo:rsid="003a86ca" officeooo:paragraph-rsid="003a86ca"/>
    </style:style>
    <style:style style:name="P108" style:family="paragraph" style:parent-style-name="Heading_20_4">
      <style:text-properties officeooo:rsid="003a86ca" officeooo:paragraph-rsid="003cb314"/>
    </style:style>
    <style:style style:name="P109" style:family="paragraph" style:parent-style-name="Heading_20_4">
      <style:text-properties officeooo:rsid="003a86ca" officeooo:paragraph-rsid="003eb02b"/>
    </style:style>
    <style:style style:name="P110" style:family="paragraph" style:parent-style-name="Heading_20_4">
      <style:text-properties officeooo:paragraph-rsid="002c0259"/>
    </style:style>
    <style:style style:name="P111" style:family="paragraph" style:parent-style-name="Heading_20_4">
      <style:text-properties officeooo:paragraph-rsid="002d9043"/>
    </style:style>
    <style:style style:name="P112" style:family="paragraph" style:parent-style-name="Heading_20_4">
      <style:text-properties officeooo:paragraph-rsid="00324e54"/>
    </style:style>
    <style:style style:name="T1" style:family="text">
      <style:text-properties officeooo:rsid="0039f0a3"/>
    </style:style>
    <style:style style:name="T2" style:family="text">
      <style:text-properties officeooo:rsid="001f41fa"/>
    </style:style>
    <style:style style:name="T3" style:family="text">
      <style:text-properties officeooo:rsid="000a6a31"/>
    </style:style>
    <style:style style:name="T4" style:family="text">
      <style:text-properties officeooo:rsid="000bb2ab"/>
    </style:style>
    <style:style style:name="T5" style:family="text">
      <style:text-properties officeooo:rsid="000bfba9"/>
    </style:style>
    <style:style style:name="T6" style:family="text">
      <style:text-properties officeooo:rsid="00106787"/>
    </style:style>
    <style:style style:name="T7" style:family="text">
      <style:text-properties officeooo:rsid="0013ad57"/>
    </style:style>
    <style:style style:name="T8" style:family="text">
      <style:text-properties officeooo:rsid="00141d1e"/>
    </style:style>
    <style:style style:name="T9" style:family="text">
      <style:text-properties officeooo:rsid="00146285"/>
    </style:style>
    <style:style style:name="T10" style:family="text">
      <style:text-properties officeooo:rsid="00187248"/>
    </style:style>
    <style:style style:name="T11" style:family="text">
      <style:text-properties officeooo:rsid="001bb292"/>
    </style:style>
    <style:style style:name="T12" style:family="text">
      <style:text-properties officeooo:rsid="001f9009"/>
    </style:style>
    <style:style style:name="T13" style:family="text">
      <style:text-properties officeooo:rsid="0022b394"/>
    </style:style>
    <style:style style:name="T14" style:family="text">
      <style:text-properties officeooo:rsid="00237631"/>
    </style:style>
    <style:style style:name="T15" style:family="text">
      <style:text-properties officeooo:rsid="00268421"/>
    </style:style>
    <style:style style:name="T16" style:family="text">
      <style:text-properties officeooo:rsid="002c0259"/>
    </style:style>
    <style:style style:name="T17" style:family="text">
      <style:text-properties officeooo:rsid="002d9043"/>
    </style:style>
    <style:style style:name="T18" style:family="text">
      <style:text-properties officeooo:rsid="002f4534"/>
    </style:style>
    <style:style style:name="T19" style:family="text">
      <style:text-properties officeooo:rsid="00324e54"/>
    </style:style>
    <style:style style:name="T20" style:family="text">
      <style:text-properties officeooo:rsid="003264de"/>
    </style:style>
    <style:style style:name="T21" style:family="text">
      <style:text-properties officeooo:rsid="00326ee5"/>
    </style:style>
    <style:style style:name="T22" style:family="text">
      <style:text-properties officeooo:rsid="003449de"/>
    </style:style>
    <style:style style:name="T23" style:family="text">
      <style:text-properties officeooo:rsid="0036540b"/>
    </style:style>
    <style:style style:name="T24" style:family="text">
      <style:text-properties officeooo:rsid="00931033"/>
    </style:style>
    <style:style style:name="T25" style:family="text">
      <style:text-properties officeooo:rsid="006de20e"/>
    </style:style>
    <style:style style:name="T26" style:family="text">
      <style:text-properties officeooo:rsid="0030ef6f"/>
    </style:style>
    <style:style style:name="T27" style:family="text">
      <style:text-properties officeooo:rsid="003bde5b"/>
    </style:style>
    <style:style style:name="T28" style:family="text">
      <style:text-properties officeooo:rsid="00405f7f"/>
    </style:style>
    <style:style style:name="T29" style:family="text">
      <style:text-properties officeooo:rsid="00419415"/>
    </style:style>
    <style:style style:name="T30" style:family="text">
      <style:text-properties officeooo:rsid="0041da4a"/>
    </style:style>
    <style:style style:name="T31" style:family="text">
      <style:text-properties officeooo:rsid="0042d29d"/>
    </style:style>
    <style:style style:name="T32" style:family="text">
      <style:text-properties officeooo:rsid="0042d9ae"/>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officeooo:rsid="0046a59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OLE">
      <style:graphic-properties style:horizontal-pos="center" style:horizontal-rel="paragraph" draw:ole-draw-aspect="1"/>
    </style:style>
    <style:style style:name="fr5"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6" style:family="graphic" style:parent-style-name="OLE">
      <style:graphic-properties style:vertical-pos="top" style:vertic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58">SVM Schüler Verwaltung Metzenthin</text:p>
      <text:p text:style-name="P26"/>
      <text:p text:style-name="P59">Iterationsassessment</text:p>
      <text:p text:style-name="P26"/>
      <text:p text:style-name="P26"/>
      <text:p text:style-name="P26">Martin Schraner</text:p>
      <text:p text:style-name="P26">Hans Stamm</text:p>
      <text:h text:style-name="P86" text:outline-level="1" text:is-list-header="true"><text:bookmark-start text:name="__RefHeading__1639_1351969843"/>Änderungsgeschichte<text:bookmark-end text:name="__RefHeading__1639_1351969843"/></text:h>
      <text:p text:style-name="P27"><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06.06.2015</text:p>
          </table:table-cell>
          <table:table-cell table:style-name="Tabelle1.A2" office:value-type="string">
            <text:p text:style-name="P3">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Initialisierung</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Spezifikation</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Sprint 1 initial</text:p>
          </table:table-cell>
          <table:table-cell table:style-name="Tabelle1.D2" office:value-type="string">
            <text:p text:style-name="P5">Hans Stamm</text:p>
          </table:table-cell>
        </table:table-row>
        <table:table-row>
          <table:table-cell table:style-name="Tabelle1.A2" office:value-type="string">
            <text:p text:style-name="P6">18.06.2015</text:p>
          </table:table-cell>
          <table:table-cell table:style-name="Tabelle1.A2" office:value-type="string">
            <text:p text:style-name="P6">0.11</text:p>
          </table:table-cell>
          <table:table-cell table:style-name="Tabelle1.A2" office:value-type="string">
            <text:p text:style-name="P6">Sprint 1 beenden und Sprint 2 initial</text:p>
          </table:table-cell>
          <table:table-cell table:style-name="Tabelle1.D2" office:value-type="string">
            <text:p text:style-name="P6">Hans Stamm/Martin Schraner</text:p>
          </table:table-cell>
        </table:table-row>
        <table:table-row>
          <table:table-cell table:style-name="Tabelle1.A2" office:value-type="string">
            <text:p text:style-name="P7">23.07.2015</text:p>
          </table:table-cell>
          <table:table-cell table:style-name="Tabelle1.A2" office:value-type="string">
            <text:p text:style-name="P7">0.12</text:p>
          </table:table-cell>
          <table:table-cell table:style-name="Tabelle1.A2" office:value-type="string">
            <text:p text:style-name="P7">Sprint 2 beenden</text:p>
          </table:table-cell>
          <table:table-cell table:style-name="Tabelle1.D2" office:value-type="string">
            <text:p text:style-name="P7">Hans Stamm/Martin Schraner</text:p>
          </table:table-cell>
        </table:table-row>
        <table:table-row>
          <table:table-cell table:style-name="Tabelle1.A2" office:value-type="string">
            <text:p text:style-name="P7">10.08.2015</text:p>
          </table:table-cell>
          <table:table-cell table:style-name="Tabelle1.A2" office:value-type="string">
            <text:p text:style-name="P7">0.13</text:p>
          </table:table-cell>
          <table:table-cell table:style-name="Tabelle1.A2" office:value-type="string">
            <text:p text:style-name="P7">Sprint 3 beenden, <text:span text:style-name="T31">Release Burndown Charts</text:span></text:p>
          </table:table-cell>
          <table:table-cell table:style-name="Tabelle1.D2" office:value-type="string">
            <text:p text:style-name="P7">Hans Stamm/Martin Schraner</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5"><text:a xlink:type="simple" xlink:href="#__RefHeading__1639_1351969843" text:style-name="Index_20_Link" text:visited-style-name="Index_20_Link"><text:s/>Änderungsgeschichte<text:tab/>2</text:a></text:p>
          <text:p text:style-name="P65"><text:a xlink:type="simple" xlink:href="#__RefHeading__412_947305561" text:style-name="Index_20_Link" text:visited-style-name="Index_20_Link">1 Einführung<text:tab/>3</text:a></text:p>
          <text:p text:style-name="P66"><text:a xlink:type="simple" xlink:href="#__RefHeading__364_1207182159" text:style-name="Index_20_Link" text:visited-style-name="Index_20_Link">1.1 Zweck<text:tab/>3</text:a></text:p>
          <text:p text:style-name="P66"><text:a xlink:type="simple" xlink:href="#__RefHeading__366_1207182159" text:style-name="Index_20_Link" text:visited-style-name="Index_20_Link">1.2 Referenzen<text:tab/>3</text:a></text:p>
          <text:p text:style-name="P65"><text:a xlink:type="simple" xlink:href="#__RefHeading__368_1207182159" text:style-name="Index_20_Link" text:visited-style-name="Index_20_Link">2 Phasen<text:tab/>4</text:a></text:p>
          <text:p text:style-name="P66"><text:a xlink:type="simple" xlink:href="#__RefHeading__370_1207182159" text:style-name="Index_20_Link" text:visited-style-name="Index_20_Link">2.1 Initialisierung<text:tab/>4</text:a></text:p>
          <text:p text:style-name="P68"><text:a xlink:type="simple" xlink:href="#__RefHeading__372_1207182159" text:style-name="Index_20_Link" text:visited-style-name="Index_20_Link">2.1.1 Meilensteine<text:tab/>4</text:a></text:p>
          <text:p text:style-name="P68"><text:a xlink:type="simple" xlink:href="#__RefHeading__374_1207182159" text:style-name="Index_20_Link" text:visited-style-name="Index_20_Link">2.1.2 Aktivitäten<text:tab/>4</text:a></text:p>
          <text:p text:style-name="P68"><text:a xlink:type="simple" xlink:href="#__RefHeading__376_1207182159" text:style-name="Index_20_Link" text:visited-style-name="Index_20_Link">2.1.3 Schlussfolgerung<text:tab/>4</text:a></text:p>
          <text:p text:style-name="P66"><text:a xlink:type="simple" xlink:href="#__RefHeading__378_1207182159" text:style-name="Index_20_Link" text:visited-style-name="Index_20_Link">2.2 Spezifikation<text:tab/>4</text:a></text:p>
          <text:p text:style-name="P68"><text:a xlink:type="simple" xlink:href="#__RefHeading__380_1207182159" text:style-name="Index_20_Link" text:visited-style-name="Index_20_Link">2.2.1 Meilensteine<text:tab/>4</text:a></text:p>
          <text:p text:style-name="P68"><text:a xlink:type="simple" xlink:href="#__RefHeading__382_1207182159" text:style-name="Index_20_Link" text:visited-style-name="Index_20_Link">2.2.2 Aktivitäten<text:tab/>5</text:a></text:p>
          <text:p text:style-name="P68"><text:a xlink:type="simple" xlink:href="#__RefHeading__384_1207182159" text:style-name="Index_20_Link" text:visited-style-name="Index_20_Link">2.2.3 Schlussfolgerung<text:tab/>5</text:a></text:p>
          <text:p text:style-name="P66"><text:a xlink:type="simple" xlink:href="#__RefHeading__482_1207182159" text:style-name="Index_20_Link" text:visited-style-name="Index_20_Link">2.3 Realisierung<text:tab/>5</text:a></text:p>
          <text:p text:style-name="P68"><text:a xlink:type="simple" xlink:href="#__RefHeading__484_1207182159" text:style-name="Index_20_Link" text:visited-style-name="Index_20_Link">2.3.1 Sprint 1<text:tab/>6</text:a></text:p>
          <text:p text:style-name="P67"><text:a xlink:type="simple" xlink:href="#__RefHeading__3176_560140124" text:style-name="Index_20_Link" text:visited-style-name="Index_20_Link"><text:s/>Sprintziel<text:tab/>6</text:a></text:p>
          <text:p text:style-name="P67"><text:a xlink:type="simple" xlink:href="#__RefHeading__3178_560140124" text:style-name="Index_20_Link" text:visited-style-name="Index_20_Link"><text:s/>Sprint Review<text:tab/>6</text:a></text:p>
          <text:p text:style-name="P67"><text:a xlink:type="simple" xlink:href="#__RefHeading__3180_560140124" text:style-name="Index_20_Link" text:visited-style-name="Index_20_Link"><text:s/>Retrospektive<text:tab/>6</text:a></text:p>
          <text:p text:style-name="P67"><text:a xlink:type="simple" xlink:href="#__RefHeading__3182_560140124" text:style-name="Index_20_Link" text:visited-style-name="Index_20_Link"><text:s/>Massnahmen<text:tab/>6</text:a></text:p>
          <text:p text:style-name="P67"><text:a xlink:type="simple" xlink:href="#__RefHeading__3184_560140124" text:style-name="Index_20_Link" text:visited-style-name="Index_20_Link"><text:s/>Sprint Burndown-Chart<text:tab/>7</text:a></text:p>
          <text:p text:style-name="P67"><text:soft-page-break/><text:a xlink:type="simple" xlink:href="#__RefHeading__1023_1433511464" text:style-name="Index_20_Link" text:visited-style-name="Index_20_Link"><text:s/>Release Burndown-Chart<text:tab/>7</text:a></text:p>
          <text:p text:style-name="P67"><text:a xlink:type="simple" xlink:href="#__RefHeading__1025_1433511464" text:style-name="Index_20_Link" text:visited-style-name="Index_20_Link"><text:s/>Test<text:tab/>8</text:a></text:p>
          <text:p text:style-name="P68"><text:a xlink:type="simple" xlink:href="#__RefHeading__3186_560140124" text:style-name="Index_20_Link" text:visited-style-name="Index_20_Link">2.3.2 Sprint 2<text:tab/>8</text:a></text:p>
          <text:p text:style-name="P67"><text:a xlink:type="simple" xlink:href="#__RefHeading__3188_560140124" text:style-name="Index_20_Link" text:visited-style-name="Index_20_Link"><text:s/>Sprintziel<text:tab/>8</text:a></text:p>
          <text:p text:style-name="P67"><text:a xlink:type="simple" xlink:href="#__RefHeading__3190_560140124" text:style-name="Index_20_Link" text:visited-style-name="Index_20_Link"><text:s/>Sprint Review<text:tab/>9</text:a></text:p>
          <text:p text:style-name="P67"><text:a xlink:type="simple" xlink:href="#__RefHeading__3192_560140124" text:style-name="Index_20_Link" text:visited-style-name="Index_20_Link"><text:s/>Retrospektive<text:tab/>9</text:a></text:p>
          <text:p text:style-name="P67"><text:a xlink:type="simple" xlink:href="#__RefHeading__3194_560140124" text:style-name="Index_20_Link" text:visited-style-name="Index_20_Link"><text:s/>Massnahmen<text:tab/>9</text:a></text:p>
          <text:p text:style-name="P67"><text:a xlink:type="simple" xlink:href="#__RefHeading__3196_560140124" text:style-name="Index_20_Link" text:visited-style-name="Index_20_Link"><text:s/>Sprint Burndown-Chart<text:tab/>10</text:a></text:p>
          <text:p text:style-name="P67"><text:a xlink:type="simple" xlink:href="#__RefHeading__1027_1433511464" text:style-name="Index_20_Link" text:visited-style-name="Index_20_Link"><text:s/>Release Burndown-Chart<text:tab/>10</text:a></text:p>
          <text:p text:style-name="P67"><text:a xlink:type="simple" xlink:href="#__RefHeading__1029_1433511464" text:style-name="Index_20_Link" text:visited-style-name="Index_20_Link"><text:s/>Test<text:tab/>11</text:a></text:p>
          <text:p text:style-name="P68"><text:a xlink:type="simple" xlink:href="#__RefHeading__3198_560140124" text:style-name="Index_20_Link" text:visited-style-name="Index_20_Link">2.3.3 Sprint 3<text:tab/>11</text:a></text:p>
          <text:p text:style-name="P67"><text:a xlink:type="simple" xlink:href="#__RefHeading__3200_560140124" text:style-name="Index_20_Link" text:visited-style-name="Index_20_Link"><text:s/>Sprintziel<text:tab/>11</text:a></text:p>
          <text:p text:style-name="P67"><text:a xlink:type="simple" xlink:href="#__RefHeading__3202_560140124" text:style-name="Index_20_Link" text:visited-style-name="Index_20_Link"><text:s/>Sprint Review<text:tab/>12</text:a></text:p>
          <text:p text:style-name="P67"><text:a xlink:type="simple" xlink:href="#__RefHeading__3204_560140124" text:style-name="Index_20_Link" text:visited-style-name="Index_20_Link"><text:s/>Retrospektive<text:tab/>12</text:a></text:p>
          <text:p text:style-name="P67"><text:a xlink:type="simple" xlink:href="#__RefHeading__3206_560140124" text:style-name="Index_20_Link" text:visited-style-name="Index_20_Link"><text:s/>Massnahmen<text:tab/>12</text:a></text:p>
          <text:p text:style-name="P67"><text:a xlink:type="simple" xlink:href="#__RefHeading__3208_560140124" text:style-name="Index_20_Link" text:visited-style-name="Index_20_Link"><text:s/>Sprint Burndown-Chart<text:tab/>12</text:a></text:p>
          <text:p text:style-name="P67"><text:a xlink:type="simple" xlink:href="#__RefHeading__1031_1433511464" text:style-name="Index_20_Link" text:visited-style-name="Index_20_Link"><text:s/>Release Burndown-Chart<text:tab/>12</text:a></text:p>
          <text:p text:style-name="P67"><text:a xlink:type="simple" xlink:href="#__RefHeading__1033_1433511464" text:style-name="Index_20_Link" text:visited-style-name="Index_20_Link"><text:s/>Test<text:tab/>13</text:a></text:p>
          <text:p text:style-name="P68"><text:a xlink:type="simple" xlink:href="#__RefHeading__2252_1375811458" text:style-name="Index_20_Link" text:visited-style-name="Index_20_Link">2.3.4 Realisierungs-Ende<text:tab/>13</text:a></text:p>
          <text:p text:style-name="P66"><text:a xlink:type="simple" xlink:href="#__RefHeading__2254_1375811458" text:style-name="Index_20_Link" text:visited-style-name="Index_20_Link">2.4 Abschluss (Abgabe)<text:tab/>14</text:a></text:p>
        </text:index-body>
      </text:table-of-content>
      <text:p text:style-name="P11"/>
      <text:h text:style-name="P84" text:outline-level="1"><text:bookmark-start text:name="__RefHeading__412_947305561"/>Einführung<text:bookmark-end text:name="__RefHeading__412_947305561"/></text:h>
      <text:h text:style-name="P87" text:outline-level="2"><text:bookmark-start text:name="__RefHeading__364_1207182159"/>Zweck<text:bookmark-end text:name="__RefHeading__364_1207182159"/></text:h>
      <text:p text:style-name="P12">Dieses Dokument dient zur Analyse der Ergebnisse der Phasen des Projekts.</text:p>
      <text:h text:style-name="P87" text:outline-level="2"><text:bookmark-start text:name="__RefHeading__366_1207182159"/>Referenzen<text:bookmark-end text:name="__RefHeading__366_1207182159"/></text:h>
      <text:p text:style-name="Text_20_body">Nachfolgend werden die Dokumente aufgeführt, welche von diesem Dokument referenziert werden. </text:p>
      <text:list xml:id="list1705478761961567847" text:style-name="L1">
        <text:list-item>
          <text:p text:style-name="P69"><text:span text:style-name="T3">SVM_</text:span>Projektplan.pdf (Planung aller Phasen und Meilensteine)</text:p>
        </text:list-item>
        <text:list-item>
          <text:p text:style-name="P70">SVM_Anforderungsspezifikation.pdf</text:p>
        </text:list-item>
        <text:list-item>
          <text:p text:style-name="P83">SVM_SoftwareArchitektur.pdf</text:p>
        </text:list-item>
      </text:list>
      <text:p text:style-name="P12">Weitere Details zu den einzelnen Aktivitäten sind in Redmine <text:span text:style-name="T6">erfasst und</text:span> unter folgender URL <text:span text:style-name="T6">einsehbar</text:span>: </text:p>
      <text:p text:style-name="P12"><text:a xlink:type="simple" xlink:href="https://sinv-56059.edu.hsr.ch/redmine">http://sinv-56059.edu.hsr.ch/redmine</text:a></text:p>
      <text:h text:style-name="P85" text:outline-level="1"><text:bookmark-start text:name="__RefHeading__368_1207182159"/><text:soft-page-break/>Phasen<text:bookmark-end text:name="__RefHeading__368_1207182159"/></text:h>
      <text:h text:style-name="P87" text:outline-level="2"><text:bookmark-start text:name="__RefHeading__370_1207182159"/>Initialisierung<text:bookmark-end text:name="__RefHeading__370_1207182159"/></text:h>
      <text:h text:style-name="P90" text:outline-level="3"><text:bookmark-start text:name="__RefHeading__372_1207182159"/>Meilensteine<text:bookmark-end text:name="__RefHeading__372_1207182159"/></text:h>
      <text:p text:style-name="P12">Folgende Meilensteine wurden in dieser Phase erreicht:</text:p>
      <text:list xml:id="list5301696428568339091" text:style-name="L2">
        <text:list-item>
          <text:p text:style-name="P71">Initialisierungs-Ende/Abgabe Review (26.04.2015)</text:p>
        </text:list-item>
      </text:list>
      <text:h text:style-name="P91" text:outline-level="3"><text:bookmark-start text:name="__RefHeading__374_1207182159"/>Aktivitäten<text:bookmark-end text:name="__RefHeading__374_1207182159"/></text:h>
      <text:p text:style-name="P12">Die Erstellung des Projektplans wurde mit der Abgabe zum Review am 26.04.2015 abgeschlossen.</text:p>
      <text:p text:style-name="P12">Mit der Erstellung des Projektplans wurden Schätzungen, <text:span text:style-name="T7">die </text:span>Planung der Iterationen <text:span text:style-name="T7">und eine Risikoanalyse</text:span> <text:span text:style-name="T4">durchgeführt</text:span> und festgehalten. <text:span text:style-name="T4">Grundlage für die Schätzungen und die Planung war die Grobanalyse. Die Resultate wurden im Dokument Anforderungsspezifikation festgehalten.</text:span></text:p>
      <text:p text:style-name="P12">Ebenfalls in diese Phase fiel die Vorbereitung auf den Review Abend <text:span text:style-name="T4">vom 07.05.2015</text:span>.</text:p>
      <text:h text:style-name="P92" text:outline-level="3"><text:bookmark-start text:name="__RefHeading__376_1207182159"/>Schlussfolgerung<text:bookmark-end text:name="__RefHeading__376_1207182159"/></text:h>
      <text:p text:style-name="P14">Der Meilenstein vom 26.04.2015 wurde <text:span text:style-name="T8">gemäss den im Projektplan definierten Abnahmekriterien erreicht. Die erforderlichen Artefakte sind vorhanden.</text:span></text:p>
      <text:p text:style-name="P14">Das Dokument Anforderungsspezifikation wird in der<text:span text:style-name="T5">-Phase</text:span> <text:span text:style-name="T5">Spezifikation </text:span>weiter verfeinert.</text:p>
      <text:p text:style-name="P17">Aufgrund der Risikoanalyse wurden für die nächste Phase Massnahmen definiert, um die Risiken zu minimieren. Es sind dies:</text:p>
      <text:list xml:id="list7937846286373849583" text:style-name="L3">
        <text:list-item>
          <text:p text:style-name="P73">Prototyp „technische Infrastruktur“</text:p>
        </text:list-item>
        <text:list-item>
          <text:p text:style-name="P73">„Durchstichs“-Prototyp</text:p>
        </text:list-item>
        <text:list-item>
          <text:p text:style-name="P73">Wireframes/GUI-Prototyp</text:p>
        </text:list-item>
      </text:list>
      <text:p text:style-name="P18">Details zu den Prototypen sind im Dokument <text:span text:style-name="T8">Projektplan</text:span> festgehalten.</text:p>
      <text:h text:style-name="P88" text:outline-level="2"><text:bookmark-start text:name="__RefHeading__378_1207182159"/>Spezifikation<text:bookmark-end text:name="__RefHeading__378_1207182159"/></text:h>
      <text:h text:style-name="P90" text:outline-level="3"><text:bookmark-start text:name="__RefHeading__380_1207182159"/>Meilensteine<text:bookmark-end text:name="__RefHeading__380_1207182159"/></text:h>
      <text:p text:style-name="P13">Folgende Meilensteine wurden in dieser Phase erreicht:</text:p>
      <text:list xml:id="list172231875071034" text:continue-list="list5301696428568339091" text:style-name="L2">
        <text:list-item>
          <text:p text:style-name="P72"><text:span text:style-name="T6">Spezifikations</text:span>-Ende (2<text:span text:style-name="T6">4</text:span>.0<text:span text:style-name="T6">5</text:span>.2015)</text:p>
        </text:list-item>
      </text:list>
      <text:h text:style-name="P91" text:outline-level="3"><text:bookmark-start text:name="__RefHeading__382_1207182159"/><text:soft-page-break/>Aktivitäten<text:bookmark-end text:name="__RefHeading__382_1207182159"/></text:h>
      <text:p text:style-name="P16">Die Anforderungsspezifikation wurde weiter verfeinert.</text:p>
      <text:p text:style-name="P16">Der Review Abend vom 07.05.2015 wurde durchgeführt. Die Ergebnisse werden bis zum 07.06.2015 in die Dokumente eingearbeitet.</text:p>
      <text:p text:style-name="Text_20_body"><text:span text:style-name="T9">Die geplanten Prototypen </text:span>Prototyp „technische Infrastruktur“, „Durchstichs“-Prototyp <text:span text:style-name="T9">und </text:span>Wireframes/GUI-Prototyp <text:span text:style-name="T9">wurden umgesetzt.</text:span></text:p>
      <text:p text:style-name="P25">Prototyp „technische Infrastruktur“: <text:span text:style-name="T11">Auf der NAS-Box vor Ort im Theater wurde eine Test-Datenbank eingerichtet. Mit einem einfachen Test-Programm (Swing GUI, JDBC) wurde auf diese Datenbank zugegriffen.</text:span></text:p>
      <text:p text:style-name="P25">„Durchstichs“-Prototyp: <text:span text:style-name="T11">Wir haben entschieden, dass wir anstelle eines Wegwerf-Prototypen gleich den ersten Anwendungsfall (Schüler erfassen) mit einer ersten Version der Zielarchitektur umsetzen und ausprobieren wollen. Eine erste Version dieses Anwendungsfalls – natürlich noch nicht mit der vollständigen Funktionalität - konnten wir erfolgreich durchführen.</text:span></text:p>
      <text:p text:style-name="P25">Wireframes/GUI-Prototyp: <text:span text:style-name="T11">Die Entwürfe und Umsetzungen des GUI „Schüler erfassen“ wurden laufend mit der Benutzer-Vertreterin besprochen und abgestimmt.</text:span></text:p>
      <text:h text:style-name="P93" text:outline-level="3"><text:bookmark-start text:name="__RefHeading__384_1207182159"/>Schlussfolgerung<text:bookmark-end text:name="__RefHeading__384_1207182159"/></text:h>
      <text:p text:style-name="P15">Der Meilenstein vom 2<text:span text:style-name="T9">4</text:span>.0<text:span text:style-name="T9">5</text:span>.2015 wurde <text:span text:style-name="T8">gemäss den im Projektplan definierten Abnahmekriterien erreicht. Die erforderlichen Artefakte sind vorhanden mit Ausnahme des Dokuments „Software-Architektur“. Die Software-Architektur ist in Form von Hand-Skizzen vorhanden. Das Dokument muss in der Phase Realisierung erstellt und die gefällten Architektur-Entscheide müssen mit Begründung dokumentiert werden.</text:span></text:p>
      <text:p text:style-name="P19">Aufgrund der erfolgreichen Umsetzung der Prototypen wurden keine weiteren Massnahmen zur Risiko-Minimierung geplant. Die Wireframes/GUI-Prototypen werden während der Realisierungsphase laufend erstellt und mit den <text:span text:style-name="T10">betroffenen </text:span>Stakeholdern besprochen.</text:p>
      <text:h text:style-name="Heading_20_2" text:outline-level="2"><text:bookmark-start text:name="__RefHeading__482_1207182159"/>Realisierung<text:bookmark-end text:name="__RefHeading__482_1207182159"/></text:h>
      <text:p text:style-name="P20">Die Phase Realisierung wird mit der agilen Vorgehensweise Scrum durchgeführt. Es sind drei dreiwöchige Sprints und ein zweiwöchiger Sprint geplant.</text:p>
      <text:p text:style-name="P24">Der Product Backlog und die Sprint Backlogs werden mit der Internet-Applikation „Trello“ verwaltet.</text:p>
      <text:h text:style-name="P94" text:outline-level="3"><text:bookmark-start text:name="__RefHeading__484_1207182159"/>Sprint 1<text:bookmark-end text:name="__RefHeading__484_1207182159"/></text:h>
      <text:p text:style-name="P20">Dauer:</text:p>
      <text:p text:style-name="P20"><text:soft-page-break/>28.05. bis 1<text:span text:style-name="T12">7</text:span>.06.2015</text:p>
      <text:h text:style-name="Heading_20_4" text:outline-level="4"><text:bookmark-start text:name="__RefHeading__3176_560140124"/>Sprintziel<text:bookmark-end text:name="__RefHeading__3176_560140124"/></text:h>
      <text:p text:style-name="P20">Umsetzung des Use Case „Schüler erfassen“. Ein Schüler soll erfasst und unter Einhaltung der Konsistenz-Bedingungen gespeichert werden können. Auf <text:span text:style-name="T12">tief gehende Validierung</text:span>, wie z.B. <text:span text:style-name="T12">Formatierung von Telefonnummern wird vorerst verzichtet</text:span>.</text:p>
      <text:h text:style-name="P99" text:outline-level="4"><text:bookmark-start text:name="__RefHeading__3178_560140124"/>Sprint <text:span text:style-name="T14">R</text:span>eview<text:bookmark-end text:name="__RefHeading__3178_560140124"/></text:h>
      <text:p text:style-name="P32">Der Use Case „Schüler erfassen“ wurde heute einem Stakeholder-Vertreter demonstriert. Das Feedback war positiv.</text:p>
      <text:h text:style-name="Heading_20_4" text:outline-level="4"><text:bookmark-start text:name="__RefHeading__3180_560140124"/>Retrospektive<text:bookmark-end text:name="__RefHeading__3180_560140124"/></text:h>
      <text:p text:style-name="P28">Nach anfänglichen Bedenken konnten wir alle geplanten Items umsetzen. Es blieb sogar Zeit für zusätzliche Tasks.</text:p>
      <text:p text:style-name="P28">Es hat sich einmal mehr gezeigt, dass die gemeinsamen Arbeitstage am Donnerstag sehr wichtig sind. So können wir die bereits erledigten Tasks besprechen, angefallene Probleme diskutieren und das weitere Vorgehen absprechen.</text:p>
      <text:p text:style-name="P29">Das Product Backlog Refined enthielt nicht alle Tasks. Während der Erledigung von Tasks kamen immer wieder neue nicht erfasste Tasks zum Vorschein, die wir im Nachhinein erfasst und nach Absprache in den Sprint aufgenommen haben. <text:span text:style-name="T13">Andererseits liegt es in der Natur der Sache, dass am Anfang nicht alles im Detail planbar ist.</text:span></text:p>
      <text:p text:style-name="P30">Wir haben die Verwaltung der Tasks in Trello nicht immer aktuell gehalten und teilweise erst nachträglich aufdatiert.</text:p>
      <text:p text:style-name="P31">Die Funktionalität neu implementierter Features wurde während der Implementierung getestet, aber nicht dokumentiert.</text:p>
      <text:h text:style-name="Heading_20_4" text:outline-level="4"><text:bookmark-start text:name="__RefHeading__3182_560140124"/>Massnahmen<text:bookmark-end text:name="__RefHeading__3182_560140124"/></text:h>
      <text:list xml:id="list1833017564885116754" text:style-name="L4">
        <text:list-item>
          <text:p text:style-name="P74">Detailliertere Planung des Product Backlog Refined Boards</text:p>
        </text:list-item>
        <text:list-item>
          <text:p text:style-name="P75">Tasks in Trello konsequent aktuell halten</text:p>
        </text:list-item>
        <text:list-item>
          <text:p text:style-name="P76"><text:span text:style-name="T15">Testfälle laufend erarbeiten und d</text:span>ie durchgeführten Testfälle dokumentieren</text:p>
        </text:list-item>
      </text:list>
      <text:h text:style-name="P102" text:outline-level="4"><text:bookmark-start text:name="__RefHeading__3184_560140124"/><text:soft-page-break/>Sprint Burndown-Chart<text:bookmark-end text:name="__RefHeading__3184_560140124"/></text:h>
      <text:p text:style-name="P29"><draw:frame draw:style-name="fr1" draw:name="Rahmen1" text:anchor-type="paragraph" svg:width="14.949cm" draw:z-index="0"><draw:text-box fo:min-height="8.678cm"><text:p text:style-name="Illustration"/><text:p text:style-name="Illustration"><draw:frame draw:style-name="fr4" draw:name="Objekt2" text:anchor-type="paragraph" svg:width="16cm" svg:height="8.999cm" draw:z-index="2"><draw:object xlink:href="./Object 2" xlink:type="simple" xlink:show="embed" xlink:actuate="onLoad"/><draw:image xlink:href="./ObjectReplacements/Object 2" xlink:type="simple" xlink:show="embed" xlink:actuate="onLoad"/></draw:frame>Abbildung <text:sequence text:ref-name="refIllustration0" text:name="Illustration" text:formula="ooow:Illustration+1" style:num-format="1">1</text:sequence>: Sprint <text:span text:style-name="T23">1</text:span> Burndow<text:span text:style-name="T23">n-Chart</text:span></text:p></draw:text-box></draw:frame></text:p>
      <text:p text:style-name="P53">Nach der Verfeinerung der Product Backlog Items wurden in Sprint 1 Items mit total 55.5 Story Points ausgewählt und abgearbeitet.</text:p>
      <text:h text:style-name="P105" text:outline-level="4"><text:bookmark-start text:name="__RefHeading__1023_1433511464"/>Release Burndown-Chart<text:bookmark-end text:name="__RefHeading__1023_1433511464"/></text:h>
      <text:p text:style-name="P49"/>
      <text:p text:style-name="P49"><draw:frame draw:style-name="fr2" draw:name="Rahmen4" text:anchor-type="paragraph" svg:width="16cm" draw:z-index="6"><draw:text-box fo:min-height="8.999cm"><text:p text:style-name="Illustration"><draw:frame draw:style-name="fr5" draw:name="Objekt4" text:anchor-type="paragraph" svg:width="16cm" style:rel-width="100%" svg:height="8.999cm" style:rel-height="scale" draw:z-index="7"><draw:object xlink:href="./Object 4" xlink:type="simple" xlink:show="embed" xlink:actuate="onLoad"/><draw:image xlink:href="./ObjectReplacements/Object 4" xlink:type="simple" xlink:show="embed" xlink:actuate="onLoad"/></draw:frame>Abbildung <text:sequence text:ref-name="refIllustration1" text:name="Illustration" text:formula="ooow:Illustration+1" style:num-format="1">2</text:sequence>: Release Burndown nach Sprint 1</text:p></draw:text-box></draw:frame><text:soft-page-break/></text:p>
      <text:p text:style-name="P51">Die Schätzung betrug 308 Story Points (Sprint 0). Im Sprint 1 haben wir 52 Story Points geschafft. Mit einer Geschwindigkeit von 52 Story Points pro Sprint wären 6 Sprints notwendig, um die geschätzten Story Points abzuarbeiten.</text:p>
      <text:h text:style-name="P107" text:outline-level="4"><text:bookmark-start text:name="__RefHeading__1025_1433511464"/>Test<text:bookmark-end text:name="__RefHeading__1025_1433511464"/></text:h>
      <text:p text:style-name="P45">Die definierten Testfälle wurden am Ende des Sprints bzw. am Anfang von Sprint 2 durchgeführt und protokolliert:</text:p>
      <text:p text:style-name="P47">doc/14_Qualitaetsmanagement/SVM_Testfaelle_Sprint1_SchuelerErfassen</text:p>
      <text:h text:style-name="P95" text:outline-level="3"><text:bookmark-start text:name="__RefHeading__3186_560140124"/>Sprint <text:span text:style-name="T16">2</text:span><text:bookmark-end text:name="__RefHeading__3186_560140124"/></text:h>
      <text:p text:style-name="P21">Dauer:</text:p>
      <text:p text:style-name="P21"><text:span text:style-name="T16">18</text:span>.0<text:span text:style-name="T16">6</text:span>. bis <text:span text:style-name="T16">08</text:span>.0<text:span text:style-name="T16">7</text:span>.2015</text:p>
      <text:h text:style-name="P110" text:outline-level="4"><text:bookmark-start text:name="__RefHeading__3188_560140124"/>Sprintziel<text:bookmark-end text:name="__RefHeading__3188_560140124"/></text:h>
      <text:p text:style-name="P21">Umsetzung des Use Case „<text:span text:style-name="T16">Schüler bearbeiten</text:span>“ <text:span text:style-name="T16">beginnen</text:span> <text:span text:style-name="T16">mit</text:span> <text:span text:style-name="T16">Schüler-Suchdialog und Schüler-Datenblatt</text:span>. <text:span text:style-name="T16">Es soll nach Schülern nach verschiedenen Kriterien gesucht, die Resultate angezeigt und das Datenblatt eines Schülers angezeigt werden können.</text:span></text:p>
      <text:p text:style-name="P35">Die Anzeige von Fehler im UI „Schüler erfassen“ soll verbessert werden.</text:p>
      <text:p text:style-name="P35"><text:soft-page-break/>Logging soll implementiert werden und es soll ein Deployment-Paket generiert werden können, damit die Applikation anhand einer Installationsanleitung auf einem beliebigen PC installiert und getestet werden kann.</text:p>
      <text:h text:style-name="P100" text:outline-level="4"><text:bookmark-start text:name="__RefHeading__3190_560140124"/>Sprint <text:span text:style-name="T14">R</text:span>eview<text:bookmark-end text:name="__RefHeading__3190_560140124"/></text:h>
      <text:p text:style-name="P36">Implementiert wurden: Suchdialog für Schüler oder Monatsstatistik, Anzeige der Suchresultats-Tabelle, Anzeige des Schüler-Datenblatts, Blätterfunktion (Vor- und Rückwärts-Navigation in der Suchresultats-Tabelle), Anzeige von Eingabefehlern als Tooltips, Logging und Generierung des Deployment-Pakets.</text:p>
      <text:p text:style-name="P40">Es blieb noch Zeit um <text:span text:style-name="T21">einen zusätzlichen Use Case, </text:span>Dispensationen erfassen, zu implementieren.</text:p>
      <text:p text:style-name="P36">Zudem wurde <text:span text:style-name="T18">mit der Vorbereitung von Schüler bearbeiten begonnen.</text:span></text:p>
      <text:p text:style-name="P33"><text:span text:style-name="T17">Die neuen Funktionen</text:span> wurde<text:span text:style-name="T17">n</text:span> heute einem Stakeholder-Vertreter demonstriert. Das Feedback war positiv.</text:p>
      <text:h text:style-name="P111" text:outline-level="4"><text:bookmark-start text:name="__RefHeading__3192_560140124"/>Retrospektive<text:bookmark-end text:name="__RefHeading__3192_560140124"/></text:h>
      <text:p text:style-name="P38">In Sprint 2 wurden die Tasks detaillierter erfasst, was den Sprint planbarer machte. Wie in Sprint 1 haben wir zu pessimistisch geschätzt, wodurch wir noch Zeit für zusätzliche Tasks hatten.</text:p>
      <text:h text:style-name="P111" text:outline-level="4"><text:bookmark-start text:name="__RefHeading__3194_560140124"/>Massnahmen<text:bookmark-end text:name="__RefHeading__3194_560140124"/></text:h>
      <text:list xml:id="list172231441669669" text:continue-numbering="true" text:style-name="L4">
        <text:list-item>
          <text:p text:style-name="P77">Sprint-Backlog weniger pessimistisch schätzen.</text:p>
        </text:list-item>
      </text:list>
      <text:h text:style-name="P103" text:outline-level="4"><text:bookmark-start text:name="__RefHeading__3196_560140124"/><text:soft-page-break/>Sprint Burndown-Chart<text:bookmark-end text:name="__RefHeading__3196_560140124"/></text:h>
      <text:p text:style-name="P43"><draw:frame draw:style-name="fr1" draw:name="Rahmen2" text:anchor-type="paragraph" svg:width="16cm" draw:z-index="1"><draw:text-box fo:min-height="8.999cm"><text:p text:style-name="P60"/><text:p text:style-name="P60"><draw:frame draw:style-name="fr6" draw:name="Objekt1" text:anchor-type="paragraph" svg:width="16cm" svg:height="8.999cm" draw:z-index="3"><draw:object xlink:href="./Object 1" xlink:type="simple" xlink:show="embed" xlink:actuate="onLoad"/><draw:image xlink:href="./ObjectReplacements/Object 1" xlink:type="simple" xlink:show="embed" xlink:actuate="onLoad"/></draw:frame>Abbildung <text:sequence text:ref-name="refIllustration2" text:name="Illustration" text:formula="ooow:Illustration+1" style:num-format="1">3</text:sequence>: Sprint 2 Burndown-<text:span text:style-name="T23">Chart</text:span></text:p></draw:text-box></draw:frame></text:p>
      <text:p text:style-name="P54">Nach der Verfeinerung der Product Backlog Items wurden in Sprint 2 Items mit total 61 Story Points ausgewählt und abgearbeitet.</text:p>
      <text:h text:style-name="P105" text:outline-level="4"><text:bookmark-start text:name="__RefHeading__1027_1433511464"/>Release Burndown-Chart<text:bookmark-end text:name="__RefHeading__1027_1433511464"/></text:h>
      <text:p text:style-name="P49"/>
      <text:p text:style-name="P49"><draw:frame draw:style-name="fr2" draw:name="Rahmen5" text:anchor-type="paragraph" svg:width="16cm" draw:z-index="8"><draw:text-box fo:min-height="8.999cm"><text:p text:style-name="Illustration"><draw:frame draw:style-name="fr5" draw:name="Objekt5" text:anchor-type="paragraph" svg:width="16cm" style:rel-width="100%" svg:height="8.999cm" style:rel-height="scale" draw:z-index="9"><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1" style:num-format="1">4</text:sequence>: Release Burndown nach Sprint 2</text:p></draw:text-box></draw:frame><text:soft-page-break/></text:p>
      <text:p text:style-name="P51">Die Schätzung betrug 308 Story Points (Sprint 0). Im Sprint 1 haben wir 52 und in Sprint 2 58 Story Points geschafft. Mit einer Geschwindigkeit von 58 Story Points <text:span text:style-name="T28">ab dem 2.</text:span> Sprint wären nach dem 5. Sprint noch 24 Story Points übrig.</text:p>
      <text:h text:style-name="P108" text:outline-level="4"><text:bookmark-start text:name="__RefHeading__1029_1433511464"/>Test<text:bookmark-end text:name="__RefHeading__1029_1433511464"/></text:h>
      <text:p text:style-name="P46">Die definierten Testfälle wurden am Ende des Sprints bzw. am Anfang von Sprint <text:span text:style-name="T27">3</text:span> durchgeführt und protokolliert:</text:p>
      <text:p text:style-name="P48">doc/14_Qualitaetsmanagement/<text:span text:style-name="T27">SVM_Testfaelle_Sprint2_SchuelerAuswahlErstellen_SchuelerDatenblatt</text:span></text:p>
      <text:h text:style-name="P96" text:outline-level="3"><text:bookmark-start text:name="__RefHeading__3198_560140124"/>Sprint <text:span text:style-name="T20">3</text:span><text:bookmark-end text:name="__RefHeading__3198_560140124"/></text:h>
      <text:p text:style-name="P22">Dauer:</text:p>
      <text:p text:style-name="P22"><text:span text:style-name="T16">09</text:span>.0<text:span text:style-name="T16">7</text:span>. <text:span text:style-name="T19">bis 05.08.</text:span>2015</text:p>
      <text:h text:style-name="P112" text:outline-level="4"><text:bookmark-start text:name="__RefHeading__3200_560140124"/>Sprintziel<text:bookmark-end text:name="__RefHeading__3200_560140124"/></text:h>
      <text:p text:style-name="P22"><text:span text:style-name="T20">Fertigstellung</text:span> des Use Case „<text:span text:style-name="T16">Schüler bearbeiten</text:span>“. <text:span text:style-name="T20">Implementierung der Epics „Mitarbeiter verwalten“ und „Kurs verwalten“. Beginnen mit dem Epic „Auswertungen/Listen erstellen“.</text:span></text:p>
      <text:p text:style-name="P39">Überarbeitung der Validierungsstrategie für Eingabemasken.</text:p>
      <text:p text:style-name="P41"><text:soft-page-break/>Ausserdem haben wir entschieden, die Adresslogik zu ändern: Jede Person hat neu eine eigene Adresse. <text:span text:style-name="T22">Die Änderung soll gleich am Anfang des Sprints umgesetzt werden.</text:span></text:p>
      <text:h text:style-name="P101" text:outline-level="4"><text:bookmark-start text:name="__RefHeading__3202_560140124"/>Sprint <text:span text:style-name="T14">R</text:span>eview<text:bookmark-end text:name="__RefHeading__3202_560140124"/></text:h>
      <text:p text:style-name="P37">Implementiert wurden: <text:span text:style-name="T32">Schüler bearbeiten fertigstellen, Mitarbeiter verwalten, Kursorte, Kurstypen, Semester und Kurse verwalten, Suchfunktion nach Kursen, Erstellung von Schüler-Absenzenliste, -Adressliste und -Adressetiketten. Mit den Listen wurde nicht nur begonnen, sondern sie wurden auch fertiggestellt. Zusätzlich wurden auch die Adressetiketten implementiert.</text:span></text:p>
      <text:p text:style-name="P34"><text:span text:style-name="T17">Die neuen Funktionen</text:span> <text:span text:style-name="T32">werden wegen Ferienabwesenheit erst nächste Woche</text:span> <text:span text:style-name="T32">den</text:span> Stakeholder-Vertreter<text:span text:style-name="T32">n</text:span> demonstriert.</text:p>
      <text:h text:style-name="P112" text:outline-level="4"><text:bookmark-start text:name="__RefHeading__3204_560140124"/>Retrospektive<text:bookmark-end text:name="__RefHeading__3204_560140124"/></text:h>
      <text:p text:style-name="P56">In Sprint 3 konnten wir erneut die Anzahl erledigten Story Points erhöhen. Dies ist einerseits darauf zurückzuführen, dass wir erfahrener sind und weniger Stolpersteine angetroffen haben, andererseits dass wir mehr Zeit aufgewendet haben.</text:p>
      <text:h text:style-name="P112" text:outline-level="4"><text:bookmark-start text:name="__RefHeading__3206_560140124"/>Massnahmen<text:bookmark-end text:name="__RefHeading__3206_560140124"/></text:h>
      <text:list xml:id="list172231107696068" text:continue-numbering="true" text:style-name="L4">
        <text:list-item>
          <text:p text:style-name="P78">keine</text:p>
        </text:list-item>
      </text:list>
      <text:h text:style-name="P104" text:outline-level="4"><text:bookmark-start text:name="__RefHeading__3208_560140124"/>Sprint Burndown-Chart<text:bookmark-end text:name="__RefHeading__3208_560140124"/></text:h>
      <text:p text:style-name="P64"><draw:frame draw:style-name="fr3" draw:name="Rahmen3" text:anchor-type="paragraph" svg:x="-0.019cm" svg:y="0.349cm" svg:width="16.977cm" draw:z-index="4"><draw:text-box fo:min-height="8.999cm"><text:p text:style-name="Illustration"><draw:frame draw:style-name="fr5" draw:name="Objekt3" text:anchor-type="paragraph" svg:width="18.452cm" style:rel-width="100%" svg:height="8.999cm" style:rel-height="scale" draw:z-index="5"><draw:object xlink:href="./Object 3" xlink:type="simple" xlink:show="embed" xlink:actuate="onLoad"/><draw:image xlink:href="./ObjectReplacements/Object 3" xlink:type="simple" xlink:show="embed" xlink:actuate="onLoad"/></draw:frame>Abbildung <text:sequence text:ref-name="refIllustration4" text:name="Illustration" text:formula="ooow:Illustration+1" style:num-format="1">5</text:sequence>: Sprint 3 Burndown-Chart</text:p></draw:text-box></draw:frame></text:p>
      <text:p text:style-name="Text_20_body"><text:soft-page-break/></text:p>
      <text:p text:style-name="P55">Nach der Verfeinerung der Product Backlog Items wurden in Sprint <text:span text:style-name="T30">3</text:span> Items mit total <text:span text:style-name="T30">114.5</text:span> Story Points ausgewählt und abgearbeitet.</text:p>
      <text:h text:style-name="P106" text:outline-level="4"><text:bookmark-start text:name="__RefHeading__1031_1433511464"/>Release Burndown-Chart<text:bookmark-end text:name="__RefHeading__1031_1433511464"/></text:h>
      <text:p text:style-name="P50"/>
      <text:p text:style-name="P50"><draw:frame draw:style-name="fr2" draw:name="Rahmen6" text:anchor-type="paragraph" svg:width="16cm" draw:z-index="10"><draw:text-box fo:min-height="8.999cm"><text:p text:style-name="Illustration"><draw:frame draw:style-name="fr5" draw:name="Objekt6" text:anchor-type="paragraph" svg:width="16cm" style:rel-width="100%" svg:height="8.999cm" style:rel-height="scale" draw:z-index="11"><draw:object xlink:href="./Object 6" xlink:type="simple" xlink:show="embed" xlink:actuate="onLoad"/><draw:image xlink:href="./ObjectReplacements/Object 6" xlink:type="simple" xlink:show="embed" xlink:actuate="onLoad"/></draw:frame>Abbildung <text:sequence text:ref-name="refIllustration5" text:name="Illustration" text:formula="ooow:Illustration+1" style:num-format="1">6</text:sequence>: Release Burndown nach Sprint 3</text:p></draw:text-box></draw:frame></text:p>
      <text:p text:style-name="P52">Die Schätzung betrug 308 Story Points (Sprint 0). I<text:span text:style-name="T29">n</text:span> Sprint 1 haben wir 52, in Sprint 2 58 <text:span text:style-name="T28">und in Sprint 3 72.5</text:span> Story Points geschafft. Mit einer Geschwindigkeit von <text:span text:style-name="T28">72.5</text:span> Story Points <text:span text:style-name="T28">ab dem 3. </text:span>Sprint wären nach dem <text:span text:style-name="T28">4</text:span>. Sprint noch <text:span text:style-name="T28">19.5</text:span> Story Points übrig.</text:p>
      <text:h text:style-name="P109" text:outline-level="4"><text:bookmark-start text:name="__RefHeading__1033_1433511464"/>Test<text:bookmark-end text:name="__RefHeading__1033_1433511464"/></text:h>
      <text:p text:style-name="P46">Die definierten Testfälle wurden am Ende des Sprints durchgeführt und protokolliert:</text:p>
      <text:p text:style-name="P61">doc/14_Qualitaetsmanagement/<text:span text:style-name="T27">SVM_Testfaelle_Sprint3</text:span></text:p>
      <text:h text:style-name="P97" text:outline-level="3"><text:bookmark-start text:name="__RefHeading__966_735063455"/>Sprint 4<text:bookmark-end text:name="__RefHeading__966_735063455"/></text:h>
      <text:p text:style-name="P57">Wir haben entschieden, die Zeit zu nutzen und so weit wie möglich noch die Verwaltung von Märchen zu implementieren.</text:p>
      <text:p text:style-name="P23">Dauer:</text:p>
      <text:p text:style-name="P23"><text:soft-page-break/><text:span text:style-name="T16">06.08</text:span>. <text:span text:style-name="T19">bis maximal 17.08.</text:span>2015</text:p>
      <text:h text:style-name="P98" text:outline-level="3"><text:bookmark-start text:name="__RefHeading__2252_1375811458"/>Realisierungs-Ende<text:bookmark-end text:name="__RefHeading__2252_1375811458"/></text:h>
      <text:p text:style-name="P62">Termin: 09.08.2015</text:p>
      <text:p text:style-name="P63">Die für die Sprints geplanten Backlog-Items wurden umgesetzt. Es wurde entschieden, die Zeit bis zur Abgabe für die Umsetzung von weiteren Items im Rahmen eines Mini-Sprints <text:span text:style-name="T34">zu nutzen</text:span> (siehe Kapitel <text:span text:style-name="T33"><text:bookmark-ref text:reference-format="chapter" text:ref-name="__RefHeading__966_735063455">2.3.4</text:bookmark-ref></text:span><text:span text:style-name="T33"> </text:span><text:span text:style-name="T33"><text:bookmark-ref text:reference-format="text" text:ref-name="__RefHeading__966_735063455">Sprint 4</text:bookmark-ref></text:span>).</text:p>
      <text:p text:style-name="P63">Da das Produkt weiterhin – und auch nach Beendigung dieser Arbeit – weiterentwickelt wird, macht <text:s/>das vorgesehene Beta-Testing keinen Sinn. Die Tests erfolgen weiterhin im Rahmen der Sprints.</text:p>
      <text:p text:style-name="P63">Die Implementierungs- und Design-Modelle wurden im Dokument doc/13_Design/SVM_SoftwareArchitektur festgehalten und beschrieben.</text:p>
      <text:h text:style-name="P89" text:outline-level="2"><text:bookmark-start text:name="__RefHeading__2254_1375811458"/>Abschluss (Abgabe)<text:bookmark-end text:name="__RefHeading__2254_1375811458"/></text:h>
      <text:p text:style-name="P44">Termin: 24.08.2015</text:p>
      <text:p text:style-name="P42">Abnahmekriterien:</text:p>
      <text:list xml:id="list6193053916343072696" text:style-name="L5">
        <text:list-item>
          <text:p text:style-name="P79">Mängel und Fehler sind <text:span text:style-name="T24">behoben.</text:span></text:p>
        </text:list-item>
        <text:list-item>
          <text:p text:style-name="P81">Alle <text:span text:style-name="T25">notwendigen Dokumente und </text:span>Artefakte <text:span text:style-name="T26">stehen</text:span> bereit <text:span text:style-name="T26">und sind abgegeben.</text:span></text:p>
        </text:list-item>
      </text:list>
      <text:p text:style-name="P42">Artefakte:</text:p>
      <text:list xml:id="list2298058543830719795" text:style-name="L6">
        <text:list-item>
          <text:p text:style-name="P80">Produkt-Build</text:p>
        </text:list-item>
        <text:list-item>
          <text:p text:style-name="P82">Abgabe-Doku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39f0a3"/>
    </style:style>
    <style:style style:name="MT2" style:family="text">
      <style:text-properties officeooo:rsid="001f41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14</text:page-number> von <text:page-count>14</text:page-count></text:p>
            </table:table-cell>
          </table:table-row>
        </table:table>
        <text:p text:style-name="MP3"/>
      </style:header>
      <style:footer>
        <text:p text:style-name="MP4">Dokument: <text:file-name text:display="name">SVM_Iterationsassessment</text:file-name><text:tab/>Version: 0.1<text:span text:style-name="MT1">3</text:span><text:tab/>Datum: <text:date style:data-style-name="N36" text:date-value="2015-08-13T17:22:30.394266704">13.08.2015</text:date></text:p>
        <text:p text:style-name="MP4"><text:tab/><text:span text:style-name="MT2">Status: 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8-13T17:22:30.351131335</dc:date>
    <meta:editing-duration>PT3H50M52S</meta:editing-duration>
    <meta:editing-cycles>61</meta:editing-cycles>
    <dc:creator>Martin Schraner</dc:creator>
    <meta:document-statistic meta:table-count="2" meta:image-count="0" meta:object-count="6" meta:page-count="14" meta:paragraph-count="218" meta:word-count="1592" meta:character-count="12122" meta:non-whitespace-character-count="107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62cm" svg:y="3.951cm" style:legend-expansion="high" chart:style-name="ch2"/>
        <chart:plot-area chart:style-name="ch3" chart:data-source-has-labels="both" svg:x="0.319cm" svg:y="0.179cm" svg:width="11.424cm" svg:height="8.641cm">
          <chartooo:coordinate-region svg:x="0.94cm" svg:y="0.378cm" svg:width="10.616cm" svg:height="7.795cm"/>
          <chart:axis chart:dimension="x" chart:name="primary-x" chart:style-name="ch4" chartooo:axis-type="text">
            <chart:categories table:cell-range-address="local-table.$B$1:.$W$1"/>
          </chart:axis>
          <chart:axis chart:dimension="y" chart:name="primary-y" chart:style-name="ch4">
            <chart:grid chart:style-name="ch5" chart:class="major"/>
          </chart:axis>
          <chart:series chart:style-name="ch6" chart:values-cell-range-address="local-table.$B$2:.$W$2" chart:label-cell-address="local-table.$A$2" chart:class="chart:line">
            <chart:data-point chart:repeated="22"/>
          </chart:series>
          <chart:series chart:style-name="ch7" chart:values-cell-range-address="local-table.$B$3:.$W$3" chart:label-cell-address="local-table.$A$3" chart:class="chart:line">
            <chart:data-point chart:repeated="22"/>
          </chart:series>
          <chart:wall chart:style-name="ch8"/>
          <chart:floor chart:style-name="ch9"/>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row>
          </table:table-header-rows>
          <table:table-rows>
            <table:table-row>
              <table:table-cell office:value-type="string">
                <text:p>Ideal Burndown</text:p>
              </table:table-cell>
              <table:table-cell office:value-type="float" office:value="52">
                <text:p>52</text:p>
              </table:table-cell>
              <table:table-cell office:value-type="float" office:value="49.5238095238095">
                <text:p>49.5238095238095</text:p>
              </table:table-cell>
              <table:table-cell office:value-type="float" office:value="47.0476190476191">
                <text:p>47.0476190476191</text:p>
              </table:table-cell>
              <table:table-cell office:value-type="float" office:value="44.5714285714286">
                <text:p>44.5714285714286</text:p>
              </table:table-cell>
              <table:table-cell office:value-type="float" office:value="42.0952380952381">
                <text:p>42.0952380952381</text:p>
              </table:table-cell>
              <table:table-cell office:value-type="float" office:value="39.6190476190476">
                <text:p>39.6190476190476</text:p>
              </table:table-cell>
              <table:table-cell office:value-type="float" office:value="37.1428571428572">
                <text:p>37.1428571428572</text:p>
              </table:table-cell>
              <table:table-cell office:value-type="float" office:value="34.6666666666667">
                <text:p>34.6666666666667</text:p>
              </table:table-cell>
              <table:table-cell office:value-type="float" office:value="32.1904761904762">
                <text:p>32.1904761904762</text:p>
              </table:table-cell>
              <table:table-cell office:value-type="float" office:value="29.7142857142857">
                <text:p>29.7142857142857</text:p>
              </table:table-cell>
              <table:table-cell office:value-type="float" office:value="27.2380952380953">
                <text:p>27.2380952380953</text:p>
              </table:table-cell>
              <table:table-cell office:value-type="float" office:value="24.7619047619048">
                <text:p>24.7619047619048</text:p>
              </table:table-cell>
              <table:table-cell office:value-type="float" office:value="22.2857142857143">
                <text:p>22.2857142857143</text:p>
              </table:table-cell>
              <table:table-cell office:value-type="float" office:value="19.8095238095238">
                <text:p>19.8095238095238</text:p>
              </table:table-cell>
              <table:table-cell office:value-type="float" office:value="17.3333333333334">
                <text:p>17.3333333333334</text:p>
              </table:table-cell>
              <table:table-cell office:value-type="float" office:value="14.8571428571429">
                <text:p>14.8571428571429</text:p>
              </table:table-cell>
              <table:table-cell office:value-type="float" office:value="12.3809523809524">
                <text:p>12.3809523809524</text:p>
              </table:table-cell>
              <table:table-cell office:value-type="float" office:value="9.90476190476193">
                <text:p>9.90476190476193</text:p>
              </table:table-cell>
              <table:table-cell office:value-type="float" office:value="7.42857142857145">
                <text:p>7.42857142857145</text:p>
              </table:table-cell>
              <table:table-cell office:value-type="float" office:value="4.95238095238098">
                <text:p>4.95238095238098</text:p>
              </table:table-cell>
              <table:table-cell office:value-type="float" office:value="2.4761904761905">
                <text:p>2.4761904761905</text:p>
              </table:table-cell>
              <table:table-cell office:value-type="float" office:value="0.0000000000000230926389122033">
                <text:p>0.0000000000000230926389122033</text:p>
              </table:table-cell>
            </table:table-row>
            <table:table-row>
              <table:table-cell office:value-type="string">
                <text:p>Actual Burndown</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46">
                <text:p>46</text:p>
              </table:table-cell>
              <table:table-cell office:value-type="float" office:value="46">
                <text:p>46</text:p>
              </table:table-cell>
              <table:table-cell office:value-type="float" office:value="46">
                <text:p>46</text:p>
              </table:table-cell>
              <table:table-cell office:value-type="float" office:value="43">
                <text:p>43</text:p>
              </table:table-cell>
              <table:table-cell office:value-type="float" office:value="43">
                <text:p>43</text:p>
              </table:table-cell>
              <table:table-cell office:value-type="float" office:value="40">
                <text:p>40</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5">
                <text:p>35</text:p>
              </table:table-cell>
              <table:table-cell office:value-type="float" office:value="27">
                <text:p>27</text:p>
              </table:table-cell>
              <table:table-cell office:value-type="float" office:value="19">
                <text:p>19</text:p>
              </table:table-cell>
              <table:table-cell office:value-type="float" office:value="12">
                <text:p>12</text:p>
              </table:table-cell>
              <table:table-cell office:value-type="float" office:value="12">
                <text:p>12</text:p>
              </table:table-cell>
              <table:table-cell office:value-type="float" office:value="7">
                <text:p>7</text:p>
              </table:table-cell>
              <table:table-cell office:value-type="float" office:value="7">
                <text:p>7</text:p>
              </table:table-cell>
              <table:table-cell office:value-type="float" office:value="9">
                <text:p>9</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62cm" svg:y="3.951cm" style:legend-expansion="high" chart:style-name="ch2"/>
        <chart:plot-area chart:style-name="ch3" chart:data-source-has-labels="both" svg:x="0.319cm" svg:y="0.179cm" svg:width="11.424cm" svg:height="8.641cm">
          <chartooo:coordinate-region svg:x="1.046cm" svg:y="0.378cm" svg:width="10.51cm" svg:height="8.243cm"/>
          <chart:axis chart:dimension="x" chart:name="primary-x" chart:style-name="ch4" chartooo:axis-type="text">
            <chart:categories table:cell-range-address="local-table.$B$1:.$W$1"/>
          </chart:axis>
          <chart:axis chart:dimension="y" chart:name="primary-y" chart:style-name="ch4">
            <chart:grid chart:style-name="ch5" chart:class="major"/>
          </chart:axis>
          <chart:series chart:style-name="ch6" chart:values-cell-range-address="local-table.$B$2:.$W$2" chart:label-cell-address="local-table.$A$2" chart:class="chart:line">
            <chart:data-point chart:repeated="22"/>
          </chart:series>
          <chart:series chart:style-name="ch7" chart:values-cell-range-address="local-table.$B$3:.$W$3" chart:label-cell-address="local-table.$A$3" chart:class="chart:line">
            <chart:data-point chart:repeated="22"/>
          </chart:series>
          <chart:wall chart:style-name="ch8"/>
          <chart:floor chart:style-name="ch9"/>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row>
          </table:table-header-rows>
          <table:table-rows>
            <table:table-row>
              <table:table-cell office:value-type="string">
                <text:p>Ideal Burndown</text:p>
              </table:table-cell>
              <table:table-cell office:value-type="float" office:value="55.5">
                <text:p>55.5</text:p>
              </table:table-cell>
              <table:table-cell office:value-type="float" office:value="52.8571428571429">
                <text:p>52.8571428571429</text:p>
              </table:table-cell>
              <table:table-cell office:value-type="float" office:value="50.2142857142857">
                <text:p>50.2142857142857</text:p>
              </table:table-cell>
              <table:table-cell office:value-type="float" office:value="47.5714285714286">
                <text:p>47.5714285714286</text:p>
              </table:table-cell>
              <table:table-cell office:value-type="float" office:value="44.9285714285714">
                <text:p>44.9285714285714</text:p>
              </table:table-cell>
              <table:table-cell office:value-type="float" office:value="42.2857142857143">
                <text:p>42.2857142857143</text:p>
              </table:table-cell>
              <table:table-cell office:value-type="float" office:value="39.6428571428571">
                <text:p>39.6428571428571</text:p>
              </table:table-cell>
              <table:table-cell office:value-type="float" office:value="37">
                <text:p>37</text:p>
              </table:table-cell>
              <table:table-cell office:value-type="float" office:value="34.3571428571428">
                <text:p>34.3571428571428</text:p>
              </table:table-cell>
              <table:table-cell office:value-type="float" office:value="31.7142857142857">
                <text:p>31.7142857142857</text:p>
              </table:table-cell>
              <table:table-cell office:value-type="float" office:value="29.0714285714285">
                <text:p>29.0714285714285</text:p>
              </table:table-cell>
              <table:table-cell office:value-type="float" office:value="26.4285714285714">
                <text:p>26.4285714285714</text:p>
              </table:table-cell>
              <table:table-cell office:value-type="float" office:value="23.7857142857143">
                <text:p>23.7857142857143</text:p>
              </table:table-cell>
              <table:table-cell office:value-type="float" office:value="21.1428571428571">
                <text:p>21.1428571428571</text:p>
              </table:table-cell>
              <table:table-cell office:value-type="float" office:value="18.5">
                <text:p>18.5</text:p>
              </table:table-cell>
              <table:table-cell office:value-type="float" office:value="15.8571428571428">
                <text:p>15.8571428571428</text:p>
              </table:table-cell>
              <table:table-cell office:value-type="float" office:value="13.2142857142857">
                <text:p>13.2142857142857</text:p>
              </table:table-cell>
              <table:table-cell office:value-type="float" office:value="10.5714285714286">
                <text:p>10.5714285714286</text:p>
              </table:table-cell>
              <table:table-cell office:value-type="float" office:value="7.92857142857141">
                <text:p>7.92857142857141</text:p>
              </table:table-cell>
              <table:table-cell office:value-type="float" office:value="5.28571428571427">
                <text:p>5.28571428571427</text:p>
              </table:table-cell>
              <table:table-cell office:value-type="float" office:value="2.64285714285712">
                <text:p>2.64285714285712</text:p>
              </table:table-cell>
              <table:table-cell office:value-type="float" office:value="-0.0000000000000186517468137026">
                <text:p>-0.0000000000000186517468137026</text:p>
              </table:table-cell>
            </table:table-row>
            <table:table-row>
              <table:table-cell office:value-type="string">
                <text:p>Actual Burndown</text:p>
              </table:table-cell>
              <table:table-cell office:value-type="float" office:value="55.5">
                <text:p>55.5</text:p>
              </table:table-cell>
              <table:table-cell office:value-type="float" office:value="55">
                <text:p>55</text:p>
              </table:table-cell>
              <table:table-cell office:value-type="float" office:value="55">
                <text:p>55</text:p>
              </table:table-cell>
              <table:table-cell office:value-type="float" office:value="52.5">
                <text:p>52.5</text:p>
              </table:table-cell>
              <table:table-cell office:value-type="float" office:value="52.5">
                <text:p>52.5</text:p>
              </table:table-cell>
              <table:table-cell office:value-type="float" office:value="46.5">
                <text:p>46.5</text:p>
              </table:table-cell>
              <table:table-cell office:value-type="float" office:value="44.5">
                <text:p>44.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3.5">
                <text:p>33.5</text:p>
              </table:table-cell>
              <table:table-cell office:value-type="float" office:value="31.5">
                <text:p>31.5</text:p>
              </table:table-cell>
              <table:table-cell office:value-type="float" office:value="27.5">
                <text:p>27.5</text:p>
              </table:table-cell>
              <table:table-cell office:value-type="float" office:value="22">
                <text:p>22</text:p>
              </table:table-cell>
              <table:table-cell office:value-type="float" office:value="16">
                <text:p>16</text:p>
              </table:table-cell>
              <table:table-cell office:value-type="float" office:value="12">
                <text:p>12</text:p>
              </table:table-cell>
              <table:table-cell office:value-type="float" office:value="11">
                <text:p>11</text:p>
              </table:table-cell>
              <table:table-cell office:value-type="float" office:value="11">
                <text:p>11</text:p>
              </table:table-cell>
              <table:table-cell office:value-type="float" office:value="9">
                <text:p>9</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977cm" svg:height="8.279cm" xlink:href="." xlink:type="simple" chart:class="chart:line" chart:style-name="ch1">
        <chart:legend chart:legend-position="end" svg:x="13.04cm" svg:y="3.591cm" style:legend-expansion="high" chart:style-name="ch2"/>
        <chart:plot-area chart:style-name="ch3" chart:data-source-has-labels="both" svg:x="0.339cm" svg:y="0.165cm" svg:width="12.362cm" svg:height="7.949cm">
          <chartooo:coordinate-region svg:x="1.146cm" svg:y="0.364cm" svg:width="11.368cm" svg:height="7.103cm"/>
          <chart:axis chart:dimension="x" chart:name="primary-x" chart:style-name="ch4" chartooo:axis-type="text">
            <chart:categories table:cell-range-address="local-table.$B$1:.$AD$1"/>
          </chart:axis>
          <chart:axis chart:dimension="y" chart:name="primary-y" chart:style-name="ch4">
            <chart:grid chart:style-name="ch5" chart:class="major"/>
          </chart:axis>
          <chart:series chart:style-name="ch6" chart:values-cell-range-address="local-table.$B$2:.$AD$2" chart:label-cell-address="local-table.$A$2" chart:class="chart:line">
            <chart:data-point chart:repeated="29"/>
          </chart:series>
          <chart:series chart:style-name="ch7" chart:values-cell-range-address="local-table.$B$3:.$AD$3" chart:label-cell-address="local-table.$A$3" chart:class="chart:line">
            <chart:data-point chart:repeated="29"/>
          </chart:series>
          <chart:wall chart:style-name="ch8"/>
          <chart:floor chart:style-name="ch9"/>
        </chart:plot-area>
        <table:table table:name="local-table">
          <table:table-header-columns>
            <table:table-column/>
          </table:table-header-columns>
          <table:table-columns>
            <table:table-column table:number-columns-repeated="2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row>
          </table:table-header-rows>
          <table:table-rows>
            <table:table-row>
              <table:table-cell office:value-type="string">
                <text:p>Ideal Burndown</text:p>
              </table:table-cell>
              <table:table-cell office:value-type="float" office:value="114.5">
                <text:p>114.5</text:p>
              </table:table-cell>
              <table:table-cell office:value-type="float" office:value="110.410714285714">
                <text:p>110.410714285714</text:p>
              </table:table-cell>
              <table:table-cell office:value-type="float" office:value="106.321428571429">
                <text:p>106.321428571429</text:p>
              </table:table-cell>
              <table:table-cell office:value-type="float" office:value="102.232142857143">
                <text:p>102.232142857143</text:p>
              </table:table-cell>
              <table:table-cell office:value-type="float" office:value="98.1428571428572">
                <text:p>98.1428571428572</text:p>
              </table:table-cell>
              <table:table-cell office:value-type="float" office:value="94.0535714285715">
                <text:p>94.0535714285715</text:p>
              </table:table-cell>
              <table:table-cell office:value-type="float" office:value="89.9642857142858">
                <text:p>89.9642857142858</text:p>
              </table:table-cell>
              <table:table-cell office:value-type="float" office:value="85.875">
                <text:p>85.875</text:p>
              </table:table-cell>
              <table:table-cell office:value-type="float" office:value="81.7857142857143">
                <text:p>81.7857142857143</text:p>
              </table:table-cell>
              <table:table-cell office:value-type="float" office:value="77.6964285714286">
                <text:p>77.6964285714286</text:p>
              </table:table-cell>
              <table:table-cell office:value-type="float" office:value="73.6071428571429">
                <text:p>73.6071428571429</text:p>
              </table:table-cell>
              <table:table-cell office:value-type="float" office:value="69.5178571428572">
                <text:p>69.5178571428572</text:p>
              </table:table-cell>
              <table:table-cell office:value-type="float" office:value="65.4285714285715">
                <text:p>65.4285714285715</text:p>
              </table:table-cell>
              <table:table-cell office:value-type="float" office:value="61.3392857142858">
                <text:p>61.3392857142858</text:p>
              </table:table-cell>
              <table:table-cell office:value-type="float" office:value="57.2500000000001">
                <text:p>57.2500000000001</text:p>
              </table:table-cell>
              <table:table-cell office:value-type="float" office:value="53.1607142857144">
                <text:p>53.1607142857144</text:p>
              </table:table-cell>
              <table:table-cell office:value-type="float" office:value="49.0714285714286">
                <text:p>49.0714285714286</text:p>
              </table:table-cell>
              <table:table-cell office:value-type="float" office:value="44.9821428571429">
                <text:p>44.9821428571429</text:p>
              </table:table-cell>
              <table:table-cell office:value-type="float" office:value="40.8928571428572">
                <text:p>40.8928571428572</text:p>
              </table:table-cell>
              <table:table-cell office:value-type="float" office:value="36.8035714285715">
                <text:p>36.8035714285715</text:p>
              </table:table-cell>
              <table:table-cell office:value-type="float" office:value="32.7142857142858">
                <text:p>32.7142857142858</text:p>
              </table:table-cell>
              <table:table-cell office:value-type="float" office:value="28.6250000000001">
                <text:p>28.6250000000001</text:p>
              </table:table-cell>
              <table:table-cell office:value-type="float" office:value="24.5357142857143">
                <text:p>24.5357142857143</text:p>
              </table:table-cell>
              <table:table-cell office:value-type="float" office:value="20.4464285714286">
                <text:p>20.4464285714286</text:p>
              </table:table-cell>
              <table:table-cell office:value-type="float" office:value="16.3571428571429">
                <text:p>16.3571428571429</text:p>
              </table:table-cell>
              <table:table-cell office:value-type="float" office:value="12.2678571428572">
                <text:p>12.2678571428572</text:p>
              </table:table-cell>
              <table:table-cell office:value-type="float" office:value="8.17857142857149">
                <text:p>8.17857142857149</text:p>
              </table:table-cell>
              <table:table-cell office:value-type="float" office:value="4.08928571428577">
                <text:p>4.08928571428577</text:p>
              </table:table-cell>
              <table:table-cell office:value-type="float" office:value="0.0000000000000586197757002083">
                <text:p>0.0000000000000586197757002083</text:p>
              </table:table-cell>
            </table:table-row>
            <table:table-row>
              <table:table-cell office:value-type="string">
                <text:p>Actual Burndown</text:p>
              </table:table-cell>
              <table:table-cell office:value-type="float" office:value="114.5">
                <text:p>114.5</text:p>
              </table:table-cell>
              <table:table-cell office:value-type="float" office:value="109">
                <text:p>109</text:p>
              </table:table-cell>
              <table:table-cell office:value-type="float" office:value="109">
                <text:p>109</text:p>
              </table:table-cell>
              <table:table-cell office:value-type="float" office:value="99">
                <text:p>99</text:p>
              </table:table-cell>
              <table:table-cell office:value-type="float" office:value="97">
                <text:p>97</text:p>
              </table:table-cell>
              <table:table-cell office:value-type="float" office:value="95">
                <text:p>95</text:p>
              </table:table-cell>
              <table:table-cell office:value-type="float" office:value="92">
                <text:p>92</text:p>
              </table:table-cell>
              <table:table-cell office:value-type="float" office:value="84">
                <text:p>84</text:p>
              </table:table-cell>
              <table:table-cell office:value-type="float" office:value="69">
                <text:p>69</text:p>
              </table:table-cell>
              <table:table-cell office:value-type="float" office:value="62">
                <text:p>62</text:p>
              </table:table-cell>
              <table:table-cell office:value-type="float" office:value="55">
                <text:p>55</text:p>
              </table:table-cell>
              <table:table-cell office:value-type="float" office:value="53">
                <text:p>53</text:p>
              </table:table-cell>
              <table:table-cell office:value-type="float" office:value="47">
                <text:p>47</text:p>
              </table:table-cell>
              <table:table-cell office:value-type="float" office:value="37">
                <text:p>37</text:p>
              </table:table-cell>
              <table:table-cell office:value-type="float" office:value="37">
                <text:p>37</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26">
                <text:p>26</text:p>
              </table:table-cell>
              <table:table-cell office:value-type="float" office:value="26">
                <text:p>26</text:p>
              </table:table-cell>
              <table:table-cell office:value-type="float" office:value="21">
                <text:p>21</text:p>
              </table:table-cell>
              <table:table-cell office:value-type="float" office:value="21">
                <text:p>21</text:p>
              </table:table-cell>
              <table:table-cell office:value-type="float" office:value="21">
                <text:p>21</text:p>
              </table:table-cell>
              <table:table-cell office:value-type="float" office:value="14">
                <text:p>14</text:p>
              </table:table-cell>
              <table:table-cell office:value-type="float" office:value="8">
                <text:p>8</text:p>
              </table:table-cell>
              <table:table-cell office:value-type="float" office:value="8">
                <text:p>8</text:p>
              </table:table-cell>
              <table:table-cell office:value-type="float" office:value="5.5">
                <text:p>5.5</text:p>
              </table:table-cell>
              <table:table-cell office:value-type="float" office:value="5.5">
                <text:p>5.5</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1</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204">
                <text:p>204</text:p>
              </table:table-cell>
              <table:table-cell office:value-type="float" office:value="152">
                <text:p>152</text:p>
              </table:table-cell>
              <table:table-cell office:value-type="float" office:value="100">
                <text:p>100</text:p>
              </table:table-cell>
              <table:table-cell office:value-type="float" office:value="48">
                <text:p>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2</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198">
                <text:p>19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40">
                <text:p>140</text:p>
              </table:table-cell>
              <table:table-cell office:value-type="float" office:value="82">
                <text:p>82</text:p>
              </table:table-cell>
              <table:table-cell office:value-type="float" office:value="24">
                <text:p>2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3</text:p>
        </chart:subtitle>
        <chart:legend chart:legend-position="end" svg:x="13.868cm" svg:y="3.951cm" style:legend-expansion="high" chart:style-name="ch4"/>
        <chart:plot-area chart:style-name="ch5" chart:data-source-has-labels="both" svg:x="1.33cm" svg:y="2.187cm" svg:width="12.219cm" svg:height="5.652cm">
          <chartooo:coordinate-region svg:x="2.137cm" svg:y="2.386cm" svg:width="11.412cm" svg:height="5.254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198">
                <text:p>198</text:p>
              </table:table-cell>
              <table:table-cell office:value-type="float" office:value="125.5">
                <text:p>125.5</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3">
                <text:p>53</text:p>
              </table:table-cell>
              <table:table-cell office:value-type="float" office:value="-19.5">
                <text:p>-19.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